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C000002BA00F55CEDD6E24B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ArialNarrow" svg:font-family="ArialNarrow"/>
    <style:font-face style:name="ArialNarrow1" svg:font-family="ArialNarrow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Idealista" svg:font-family="Idealista"/>
    <style:font-face style:name="Idealista1" svg:font-family="Idealist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solid" draw:fill-color="#000000" draw:opacity="70%"/>
    </style:style>
    <style:style style:name="gr3" style:family="graphic" style:parent-style-name="standard">
      <style:graphic-properties draw:stroke="none" draw:fill="solid" draw:fill-color="#000000" draw:opacity="45%"/>
    </style:style>
    <style:style style:name="gr4" style:family="graphic" style:parent-style-name="standard">
      <style:graphic-properties draw:stroke="none" draw:fill="solid" draw:fill-color="#e62a2a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48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04cm" fo:min-width="0.60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77cm" fo:min-width="0.37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2c2b2a" draw:opacity="13%"/>
    </style:style>
    <style:style style:name="gr11" style:family="graphic" style:parent-style-name="standard">
      <style:graphic-properties draw:stroke="none" draw:fill="solid" draw:fill-color="#fefefe"/>
    </style:style>
    <style:style style:name="gr12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solid" draw:fill-color="#000000" draw:opacity="70%"/>
    </style:style>
    <style:style style:name="P3" style:family="paragraph">
      <loext:graphic-properties draw:fill="solid" draw:fill-color="#000000" draw:opacity="45%"/>
    </style:style>
    <style:style style:name="P4" style:family="paragraph">
      <loext:graphic-properties draw:fill="solid" draw:fill-color="#e62a2a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7" style:family="paragraph">
      <loext:graphic-properties draw:fill="none"/>
      <style:text-properties fo:font-size="5.69999980926514pt" style:font-size-asian="5.69999980926514pt" style:font-size-complex="5.69999980926514pt"/>
    </style:style>
    <style:style style:name="P8" style:family="paragraph">
      <loext:graphic-properties draw:fill="none"/>
      <style:text-properties fo:font-size="17.1000003814697pt" style:font-size-asian="17.1000003814697pt" style:font-size-complex="17.1000003814697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10.6999998092651pt" style:font-size-asian="10.6999998092651pt" style:font-size-complex="10.6999998092651pt"/>
    </style:style>
    <style:style style:name="P11" style:family="paragraph">
      <loext:graphic-properties draw:fill="solid" draw:fill-color="#2c2b2a" draw:opacity="13%"/>
    </style:style>
    <style:style style:name="P12" style:family="paragraph">
      <loext:graphic-properties draw:fill="solid" draw:fill-color="#fefefe"/>
    </style:style>
    <style:style style:name="P13" style:family="paragraph">
      <style:paragraph-properties fo:text-align="center"/>
    </style:style>
    <style:style style:name="T1" style:family="text">
      <style:text-properties fo:color="#ffffff" loext:opacity="100%" style:font-name="Arial1" fo:font-size="13.8999996185303pt" fo:font-style="italic" fo:font-weight="bold" style:font-name-asian="Arial1" style:font-size-asian="13.8999996185303pt" style:font-style-asian="italic" style:font-weight-asian="bold" style:font-name-complex="Arial1" style:font-size-complex="13.8999996185303pt" style:font-style-complex="italic" style:font-weight-complex="bold"/>
    </style:style>
    <style:style style:name="T2" style:family="text">
      <style:text-properties fo:color="#ffffff" loext:opacity="100%" style:font-name="ArialNarrow" fo:font-size="5.69999980926514pt" fo:font-weight="normal" style:font-name-asian="ArialNarrow" style:font-size-asian="5.69999980926514pt" style:font-weight-asian="normal" style:font-name-complex="ArialNarrow" style:font-size-complex="5.69999980926514pt" style:font-weight-complex="normal"/>
    </style:style>
    <style:style style:name="T3" style:family="text">
      <style:text-properties fo:color="#000000" loext:opacity="100%" style:font-name="Idealista" fo:font-size="17.1000003814697pt" fo:font-weight="bold" style:font-name-asian="Idealista" style:font-size-asian="17.1000003814697pt" style:font-weight-asian="bold" style:font-name-complex="Idealista" style:font-size-complex="17.1000003814697pt" style:font-weight-complex="bold"/>
    </style:style>
    <style:style style:name="T4" style:family="text">
      <style:text-properties fo:color="#000000" loext:opacity="100%" style:font-name="Idealista" fo:font-size="10.6999998092651pt" fo:font-style="italic" fo:font-weight="bold" style:font-name-asian="Idealista" style:font-size-asian="10.6999998092651pt" style:font-style-asian="italic" style:font-weight-asian="bold" style:font-name-complex="Idealista" style:font-size-complex="10.699999809265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7.75cm" svg:height="7.575cm" svg:x="21.949cm" svg:y="9.231cm" svg:viewBox="0 0 7751 7576" draw:points="0,2384 7751,7576 7751,3037 3830,0">
          <text:p/>
        </draw:polygon>
        <draw:polygon draw:style-name="gr2" draw:text-style-name="P2" draw:layer="layout" svg:width="15.466cm" svg:height="4.239cm" svg:x="14.233cm" svg:y="-0.001cm" svg:viewBox="0 0 15467 4240" draw:points="0,0 10801,4240 15467,1062 15467,0">
          <text:p/>
        </draw:polygon>
        <draw:polygon draw:style-name="gr3" draw:text-style-name="P3" draw:layer="layout" svg:width="13.248cm" svg:height="4.268cm" svg:x="11.822cm" svg:y="-0.001cm" svg:viewBox="0 0 13249 4269" draw:points="0,0 13212,4240 13249,4269 2411,0">
          <text:p/>
        </draw:polygon>
        <draw:polygon draw:style-name="gr2" draw:text-style-name="P2" draw:layer="layout" svg:width="4.889cm" svg:height="4.985cm" svg:x="24.811cm" svg:y="16.015cm" svg:viewBox="0 0 4890 4986" draw:points="4889,791 4890,4986 0,4986 3709,0">
          <text:p/>
        </draw:polygon>
        <draw:polygon draw:style-name="gr3" draw:text-style-name="P3" draw:layer="layout" svg:width="3.708cm" svg:height="5.34cm" svg:x="24.811cm" svg:y="15.66cm" svg:viewBox="0 0 3709 5341" draw:points="3709,355 3179,0 0,5341 14,5335">
          <text:p/>
        </draw:polygon>
        <draw:path draw:style-name="gr1" draw:text-style-name="P1" draw:layer="layout" svg:width="3.539cm" svg:height="3.538cm" svg:x="0.819cm" svg:y="0.586cm" svg:viewBox="0 0 3540 3539" svg:d="M1770 0c977 0 1770 792 1770 1770 0 977-793 1769-1770 1769-978 0-1770-792-1770-1769 0-978 792-1770 1770-1770z">
          <text:p/>
        </draw:path>
        <draw:path draw:style-name="gr4" draw:text-style-name="P4" draw:layer="layout" svg:width="2.008cm" svg:height="2.307cm" svg:x="1.584cm" svg:y="1.078cm" svg:viewBox="0 0 2009 2308" svg:d="M2009 2c-3 2-5 3-8 5-73 40-141 89-204 144-87 75-164 159-234 250-89 116-165 240-231 371-18 38-33 77-48 116-16 41-31 82-47 123-1 3-2 6-4 10-5 1-10 2-15 3-81 18-162 38-240 66-182 63-347 155-492 282-84 73-157 155-215 249-30 47-57 96-77 148-23 59-38 118-47 180-7 54-8 108-4 163 4 61 16 121 35 179 1 5 3 10 4 15 0 0 0 1 0 2-4 0-6-3-9-6-42-44-79-92-108-146-22-40-37-81-48-124-16-58-20-116-16-175 4-60 17-117 37-173 30-82 74-157 126-226 66-87 143-163 227-232 97-79 203-147 314-207 98-52 200-97 304-136 8-3 16-7 25-10 19-6 37-13 56-19 3-1 6-2 9-2 12-2 20-9 27-20 20-32 38-65 56-98 17-30 35-61 54-91 64-102 135-199 217-288 58-64 120-124 188-176 76-57 155-108 243-143 37-15 75-27 114-35 3-1 6-1 9-1 1 0 1 1 2 2z">
          <text:p/>
        </draw:path>
        <draw:path draw:style-name="gr4" draw:text-style-name="P4" draw:layer="layout" svg:width="1.682cm" svg:height="0.981cm" svg:x="1.903cm" svg:y="1.713cm" svg:viewBox="0 0 1683 982" svg:d="M1683 0c0 5-5 4-8 6-19 8-39 15-58 24-75 34-145 76-211 124-116 83-218 180-309 288-20 23-37 49-55 73-16 22-32 45-47 67-5 7-11 10-19 11-33 4-65 8-97 14-56 8-111 19-166 33-155 37-304 89-445 162-94 49-182 105-261 175-2 2-4 3-7 5-1-5 2-8 4-10 31-43 66-81 105-117 69-64 145-118 227-165 100-58 207-103 318-140 76-25 153-46 231-63 11-2 22-4 32-5 10-2 18-5 25-12 21-23 42-46 63-68 71-75 147-143 229-204 54-39 109-75 168-106 63-32 128-59 196-77 28-7 56-13 85-15z">
          <text:p/>
        </draw:path>
        <draw:path draw:style-name="gr4" draw:text-style-name="P4" draw:layer="layout" svg:width="1.4cm" svg:height="0.463cm" svg:x="2.14cm" svg:y="2.158cm" svg:viewBox="0 0 1401 464" svg:d="M0 463c3-3 6-7 10-10 44-38 94-69 146-96 66-33 135-57 207-75 49-12 98-21 149-28 81-12 163-17 245-15 8 0 14-1 21-6 11-8 24-16 35-24 71-50 145-94 224-130 63-29 129-52 198-65 41-9 82-13 124-14 14 0 28 2 42 4-2 1-5 1-7 2-3 0-6 1-9 2-64 10-124 28-183 52-104 41-200 98-290 165-24 18-46 38-68 58-17 16-34 32-51 48-5 0-10 0-14 0-46-5-92-7-138-8-44 0-88 1-132 4-28 3-56 4-85 8-33 4-66 9-99 16-68 13-134 30-198 56-39 14-77 31-113 51-4 2-8 4-12 6-1 0-2-1-2-1z">
          <text:p/>
        </draw:path>
        <draw:path draw:style-name="gr4" draw:text-style-name="P4" draw:layer="layout" svg:width="0.005cm" svg:height="0.001cm" svg:x="3.585cm" svg:y="1.712cm" svg:viewBox="0 0 6 2" svg:d="M0 2c2 0 4-2 6-2v2c-2 0-4 0-6 0z">
          <text:p/>
        </draw:path>
        <draw:frame draw:style-name="gr5" draw:text-style-name="P6" draw:layer="layout" svg:width="3.198cm" svg:height="0.552cm" svg:x="0.993cm" svg:y="2.244cm">
          <draw:text-box>
            <text:p text:style-name="P5"><text:span text:style-name="T1">BLADE CLUB</text:span></text:p>
          </draw:text-box>
        </draw:frame>
        <draw:frame draw:style-name="gr6" draw:text-style-name="P7" draw:layer="layout" svg:width="0.497cm" svg:height="0.23cm" svg:x="2.327cm" svg:y="2.804cm">
          <draw:text-box>
            <text:p text:style-name="P5"><text:span text:style-name="T2">Z L Í N</text:span></text:p>
          </draw:text-box>
        </draw:frame>
        <draw:frame draw:style-name="gr7" draw:text-style-name="P8" draw:layer="layout" svg:width="2.927cm" svg:height="0.708cm" svg:x="6.063cm" svg:y="2.589cm">
          <draw:text-box>
            <text:p text:style-name="P5"><text:span text:style-name="T3">UDĚLUJE</text:span></text:p>
          </draw:text-box>
        </draw:frame>
        <draw:line draw:style-name="gr8" draw:text-style-name="P9" draw:layer="layout" svg:x1="21.205cm" svg:y1="16.03cm" svg:x2="24.507cm" svg:y2="16.03cm">
          <text:p/>
        </draw:line>
        <draw:frame draw:style-name="gr7" draw:text-style-name="P8" draw:layer="layout" svg:width="2.982cm" svg:height="0.708cm" svg:x="5.881cm" svg:y="1.44cm">
          <draw:text-box>
            <text:p text:style-name="P5"><text:span text:style-name="T3">JIU-JITSU</text:span></text:p>
          </draw:text-box>
        </draw:frame>
        <draw:frame draw:style-name="gr9" draw:text-style-name="P10" draw:layer="layout" svg:width="1.412cm" svg:height="0.441cm" svg:x="22.274cm" svg:y="16.189cm">
          <draw:text-box>
            <text:p text:style-name="P5"><text:span text:style-name="T4">Datum</text:span></text:p>
          </draw:text-box>
        </draw:frame>
        <draw:line draw:style-name="gr8" draw:text-style-name="P9" draw:layer="layout" svg:x1="14.783cm" svg:y1="18.841cm" svg:x2="19.356cm" svg:y2="18.841cm">
          <text:p/>
        </draw:line>
        <draw:frame draw:style-name="gr9" draw:text-style-name="P10" draw:layer="layout" svg:width="1.005cm" svg:height="0.441cm" svg:x="22.432cm" svg:y="16.642cm">
          <draw:text-box>
            <text:p text:style-name="P5"><text:span text:style-name="T4">Date</text:span></text:p>
          </draw:text-box>
        </draw:frame>
        <draw:frame draw:style-name="gr9" draw:text-style-name="P10" draw:layer="layout" svg:width="3.77cm" svg:height="0.441cm" svg:x="15.305cm" svg:y="19.067cm">
          <draw:text-box>
            <text:p text:style-name="P5"><text:span text:style-name="T4">Zkušební komisař</text:span></text:p>
          </draw:text-box>
        </draw:frame>
        <draw:line draw:style-name="gr8" draw:text-style-name="P9" draw:layer="layout" svg:x1="20.581cm" svg:y1="18.841cm" svg:x2="25.109cm" svg:y2="18.841cm">
          <text:p/>
        </draw:line>
        <draw:frame draw:style-name="gr9" draw:text-style-name="P10" draw:layer="layout" svg:width="5.201cm" svg:height="0.441cm" svg:x="14.652cm" svg:y="19.521cm">
          <draw:text-box>
            <text:p text:style-name="P5"><text:span text:style-name="T4">Examining commissiarry</text:span></text:p>
          </draw:text-box>
        </draw:frame>
        <draw:frame draw:style-name="gr9" draw:text-style-name="P10" draw:layer="layout" svg:width="1.831cm" svg:height="0.441cm" svg:x="22.013cm" svg:y="19.161cm">
          <draw:text-box>
            <text:p text:style-name="P5"><text:span text:style-name="T4">Přísedící</text:span></text:p>
          </draw:text-box>
        </draw:frame>
        <draw:line draw:style-name="gr8" draw:text-style-name="P9" draw:layer="layout" svg:x1="1.421cm" svg:y1="14.549cm" svg:x2="15.991cm" svg:y2="14.549cm">
          <text:p/>
        </draw:line>
        <draw:frame draw:style-name="gr9" draw:text-style-name="P10" draw:layer="layout" svg:width="2.114cm" svg:height="0.441cm" svg:x="21.938cm" svg:y="19.615cm">
          <draw:text-box>
            <text:p text:style-name="P5"><text:span text:style-name="T4">Assessors</text:span></text:p>
          </draw:text-box>
        </draw:frame>
        <draw:frame draw:style-name="gr9" draw:text-style-name="P10" draw:layer="layout" svg:width="1.314cm" svg:height="0.441cm" svg:x="1.847cm" svg:y="14.743cm">
          <draw:text-box>
            <text:p text:style-name="P5"><text:span text:style-name="T4">Jméno</text:span></text:p>
          </draw:text-box>
        </draw:frame>
        <draw:frame draw:style-name="gr9" draw:text-style-name="P10" draw:layer="layout" svg:width="1.217cm" svg:height="0.441cm" svg:x="1.927cm" svg:y="15.197cm">
          <draw:text-box>
            <text:p text:style-name="P5"><text:span text:style-name="T4">Name</text:span></text:p>
          </draw:text-box>
        </draw:frame>
        <draw:frame draw:style-name="gr9" draw:text-style-name="P10" draw:layer="layout" svg:width="1.772cm" svg:height="0.441cm" svg:x="4.874cm" svg:y="14.739cm">
          <draw:text-box>
            <text:p text:style-name="P5"><text:span text:style-name="T4">Příjmení</text:span></text:p>
          </draw:text-box>
        </draw:frame>
        <draw:frame draw:style-name="gr9" draw:text-style-name="P10" draw:layer="layout" svg:width="1.894cm" svg:height="0.441cm" svg:x="4.86cm" svg:y="15.193cm">
          <draw:text-box>
            <text:p text:style-name="P5"><text:span text:style-name="T4">Surname</text:span></text:p>
          </draw:text-box>
        </draw:frame>
        <draw:frame draw:style-name="gr9" draw:text-style-name="P10" draw:layer="layout" svg:width="3.38cm" svg:height="0.441cm" svg:x="8.161cm" svg:y="14.707cm">
          <draw:text-box>
            <text:p text:style-name="P5"><text:span text:style-name="T4">Datum narození</text:span></text:p>
          </draw:text-box>
        </draw:frame>
        <draw:frame draw:style-name="gr9" draw:text-style-name="P10" draw:layer="layout" svg:width="2.728cm" svg:height="0.441cm" svg:x="8.417cm" svg:y="15.161cm">
          <draw:text-box>
            <text:p text:style-name="P5"><text:span text:style-name="T4">Date of birth</text:span></text:p>
          </draw:text-box>
        </draw:frame>
        <draw:frame draw:style-name="gr9" draw:text-style-name="P10" draw:layer="layout" svg:width="2.525cm" svg:height="0.441cm" svg:x="13.451cm" svg:y="14.738cm">
          <draw:text-box>
            <text:p text:style-name="P5"><text:span text:style-name="T4">Oddíl (klub)</text:span></text:p>
          </draw:text-box>
        </draw:frame>
        <draw:path draw:style-name="gr1" draw:text-style-name="P1" draw:layer="layout" svg:width="0.538cm" svg:height="0.25cm" svg:x="18.479cm" svg:y="4.335cm" svg:viewBox="0 0 539 251" svg:d="M0 99c141-17 313-43 467-99l72 63c-149 96-365 159-515 188z">
          <text:p/>
        </draw:path>
        <draw:path draw:style-name="gr1" draw:text-style-name="P1" draw:layer="layout" svg:width="0.896cm" svg:height="1.086cm" svg:x="18.544cm" svg:y="3.74cm" svg:viewBox="0 0 897 1087" svg:d="M0 946c377-146 908-462 812-946l81 87c53 480-447 817-832 1000z">
          <text:p/>
        </draw:path>
        <draw:path draw:style-name="gr1" draw:text-style-name="P1" draw:layer="layout" svg:width="1.767cm" svg:height="1.739cm" svg:x="19.333cm" svg:y="4.988cm" svg:viewBox="0 0 1768 1740" svg:d="M412 0c-170 705 757 1424 1356 1552-8 58-17 130-25 188-755-70-1794-893-1741-1740z">
          <text:p/>
        </draw:path>
        <draw:path draw:style-name="gr1" draw:text-style-name="P1" draw:layer="layout" svg:width="0.479cm" svg:height="0.623cm" svg:x="18.844cm" svg:y="3.754cm" svg:viewBox="0 0 480 624" svg:d="M173 624c-50-50-108-93-173-119l471-505c48 255-101 469-298 624z">
          <text:p/>
        </draw:path>
        <draw:path draw:style-name="gr1" draw:text-style-name="P1" draw:layer="layout" svg:width="0.534cm" svg:height="1.06cm" svg:x="19.144cm" svg:y="3.867cm" svg:viewBox="0 0 535 1061" svg:d="M340 0c170 309 237 715 168 1061-110 0-221 0-332 0-36-140-96-274-176-394 197-174 349-394 340-667z">
          <text:p/>
        </draw:path>
        <draw:path draw:style-name="gr1" draw:text-style-name="P1" draw:layer="layout" svg:width="0.237cm" svg:height="0.569cm" svg:x="18.941cm" svg:y="3.347cm" svg:viewBox="0 0 238 570" svg:d="M163 570c-52-170-115-382-163-531 58-15 105-26 163-39 24 152 50 327 75 490z">
          <text:p/>
        </draw:path>
        <draw:path draw:style-name="gr1" draw:text-style-name="P1" draw:layer="layout" svg:width="0.988cm" svg:height="1.528cm" svg:x="18.305cm" svg:y="4.989cm" svg:viewBox="0 0 989 1529" svg:d="M0 1529c57-618 416-1239 976-1529-6 84-1 168 13 251-381 313-587 788-579 1278z">
          <text:p/>
        </draw:path>
        <draw:path draw:style-name="gr1" draw:text-style-name="P1" draw:layer="layout" svg:width="0.538cm" svg:height="0.25cm" svg:x="18.347cm" svg:y="4.499cm" svg:viewBox="0 0 539 251" svg:d="M539 98c-140-17-311-42-467-98l-72 62c150 97 366 160 515 189z">
          <text:p/>
        </draw:path>
        <draw:path draw:style-name="gr1" draw:text-style-name="P1" draw:layer="layout" svg:width="0.896cm" svg:height="1.087cm" svg:x="17.925cm" svg:y="3.904cm" svg:viewBox="0 0 897 1088" svg:d="M897 945c-377-146-908-461-812-945l-81 86c-53 480 447 817 832 1002z">
          <text:p/>
        </draw:path>
        <draw:path draw:style-name="gr1" draw:text-style-name="P1" draw:layer="layout" svg:width="1.767cm" svg:height="1.74cm" svg:x="16.266cm" svg:y="5.152cm" svg:viewBox="0 0 1768 1741" svg:d="M1356 0c170 705-756 1425-1356 1552 9 58 17 131 25 189 756-71 1794-894 1741-1741z">
          <text:p/>
        </draw:path>
        <draw:path draw:style-name="gr1" draw:text-style-name="P1" draw:layer="layout" svg:width="0.479cm" svg:height="0.623cm" svg:x="18.041cm" svg:y="3.918cm" svg:viewBox="0 0 480 624" svg:d="M307 624c50-50 108-93 173-119l-471-505c-48 256 101 469 298 624z">
          <text:p/>
        </draw:path>
        <draw:path draw:style-name="gr1" draw:text-style-name="P1" draw:layer="layout" svg:width="0.533cm" svg:height="1.06cm" svg:x="17.687cm" svg:y="4.031cm" svg:viewBox="0 0 534 1061" svg:d="M195 0c-171 309-237 715-169 1061 110 0 222 0 332 0 36-139 96-273 176-394-197-174-348-393-339-667z">
          <text:p/>
        </draw:path>
        <draw:path draw:style-name="gr1" draw:text-style-name="P1" draw:layer="layout" svg:width="0.237cm" svg:height="0.569cm" svg:x="18.186cm" svg:y="3.511cm" svg:viewBox="0 0 238 570" svg:d="M75 570c53-170 115-380 163-531-57-15-104-26-163-39-23 152-50 329-75 491z">
          <text:p/>
        </draw:path>
        <draw:path draw:style-name="gr1" draw:text-style-name="P1" draw:layer="layout" svg:width="0.988cm" svg:height="1.528cm" svg:x="18.071cm" svg:y="5.153cm" svg:viewBox="0 0 989 1529" svg:d="M989 1529c-57-618-416-1237-976-1529 6 85 1 169-13 252 382 312 587 787 579 1277z">
          <text:p/>
        </draw:path>
        <draw:polygon draw:style-name="gr2" draw:text-style-name="P2" draw:layer="layout" svg:width="3.83cm" svg:height="5.276cm" svg:x="21.949cm" svg:y="6.338cm" svg:viewBox="0 0 3831 5277" draw:points="0,0 0,5277 3831,2894">
          <text:p/>
        </draw:polygon>
        <draw:polygon draw:style-name="gr1" draw:text-style-name="P1" draw:layer="layout" svg:width="7.75cm" svg:height="8.17cm" svg:x="21.949cm" svg:y="1.061cm" svg:viewBox="0 0 7751 8171" draw:points="7751,0 0,5278 3830,8171 7751,5873">
          <text:p/>
        </draw:polygon>
        <draw:polygon draw:style-name="gr3" draw:text-style-name="P3" draw:layer="layout" svg:width="3.92cm" svg:height="5.334cm" svg:x="25.779cm" svg:y="6.933cm" svg:viewBox="0 0 3921 5335" draw:points="0,2299 3921,0 3921,5335">
          <text:p/>
        </draw:polygon>
        <draw:path draw:style-name="gr10" draw:text-style-name="P11" draw:layer="layout" svg:width="7.215cm" svg:height="14.092cm" svg:x="4.949cm" svg:y="4.952cm" svg:viewBox="0 0 7216 14093" svg:d="M5100 2097c-150 162-309 280-465 355-117 55-154 29-147-96 6-123 51-152 116-164zM3436 7492c11-270 554-320 584 57 21 271-82 596-121 992-19 190-18 350 190 281 477-161 632-83 319 357l-532 615 53 874c72-204 116-541 167-844 66-224 185-286 441-114 29 19 35 95 69 95s105-80 136-95c518-244 375-313 532-501 281-336 316-584 59-349-183 166-348 343-454 220-134-156-74-340 53-456 292-265 541-433 783-486 274-60 482-35 601 122 110 144-16 368-213 584l-472 517c198-56 396-111 594-167 119-172 224-183 357-167 193 23 332-11 417 38 96 91 162 179 198 273 67 177-52 260-243 296l-1217 259c-8 107 28 155 76 152 107-8 144 51 161 273 6 80-34 355 76 1626 50 578 53 1119 8 1572-97 963-874 514-1392 129-559-416-547-568-304-577 329-12 610 335 1026 312 70-801 39-1487-68-2105-46-259-107-516-160-775-67-217-125-144-243 23-103 147-284 145-471 53-37-46-87-29-129 61l-129 274c185 93 371 184 509 326 237 245 182 547 61 511-218-64-411-183-610-322-161-113-247 17-188 290l182 851c104 346-47 492-364 440-360-59-302-270-525-448-248-198-367-125-372-539-6-515-51-997-121-1307-57-250 24-364 159-387 151-26 287 32 296 212 46 831-157 1312 251 1649 26-396 42-821 19-1264-12-241-45-475-72-742-8-78-53-57-167-38-103 18-208-16-312-60-80 73-166 133-258 182-20 237-64 444-144 608 236 654 294 1428 60 2370-89 362-553 348-583-24-35-432 147-772 82-1283-525 802-1161 1459-1922 1952-44 29-92-8-137-60-60-72-32-160 54-266 348-433 662-870 923-1318 234-401 422-811 596-1219l440-1033c51-118 128-172 244-183 505-49 934-240 1230-646-58-618-102-1202-83-1671zM1727 9032l-96-147c230-415 398-845 581-1328 164-432 550-357 600-57 108 654-445 1147-1085 1532zM4399 6907c-168 154-133 252 62 309 78 22 119 60 167 111 84 92 199 44 283-54 53-61 110-95 161-140 96-83 71-216-115-327-178-107-390-53-558 101zM4867 4369c-303-3-321 164-41 484 209 239 435 469 680 562 141 54 250 61 327 34 199-70 196-367 36-708-61-132-179-207-310-263-217-94-484-115-692-109zM3514 4480l141 919c26 174 36 385-5 648-374-151-717-277-967-295 37-318 125-675 227-1045 208-49 409-126 604-227zM1715 1348l-10-248c1097-363 2197-859 3063-1070 457-112 669 109 843 267 157 144 159 326 30 476l-922 823c499-113 917-151 1200-40 351 138 401 376 129 646-311 305-665 530-992 773-144 107-371 129-684 129-196-1-307 125-347 376-41 253 108 207 327 189 291-24 609 36 922-70 449-151 744-335 1111-248 195 47 362 159 525 278 106 77 141 253 125 519-13 206-112 146-283 66-380-179-855-170-1399-78-271 46-541 56-800 41-64-3-53-2-60 61-107 895-146 2146-220 2742-508-117-1121-399-1739-806-104-68-130-34-184 42-137 191-292 322-466 387-181 67-245-29-159-248 117-297 411-649 377-882l10-268-1121 317c-293 84-320-235-109-366 831-516 1661-863 2469-1150-113-114 41-446 109-754-224 261-446 477-676 655-270 209-404 163-276-139l278-654c-659 253-1216 379-1676 436-274 34-324-247-59-367 873-395 1749-778 2617-1181-536-61-609-302-325-421 285-119 578-188 852-413 179-147 193-370 16-340-346 56-566 417-841 600-133 88-268 124-376 108z">
          <text:p/>
        </draw:path>
        <draw:path draw:style-name="gr1" draw:text-style-name="P1" draw:layer="layout" svg:width="0.538cm" svg:height="0.25cm" svg:x="2.736cm" svg:y="17.816cm" svg:viewBox="0 0 539 251" svg:d="M0 99c141-17 313-43 467-99l72 63c-149 96-366 159-515 188z">
          <text:p/>
        </draw:path>
        <draw:path draw:style-name="gr1" draw:text-style-name="P1" draw:layer="layout" svg:width="0.896cm" svg:height="1.087cm" svg:x="2.801cm" svg:y="17.221cm" svg:viewBox="0 0 897 1088" svg:d="M0 946c378-146 908-462 812-946l81 86c53 481-446 818-832 1002z">
          <text:p/>
        </draw:path>
        <draw:path draw:style-name="gr1" draw:text-style-name="P1" draw:layer="layout" svg:width="1.766cm" svg:height="1.74cm" svg:x="3.591cm" svg:y="18.469cm" svg:viewBox="0 0 1767 1741" svg:d="M412 0c-171 706 756 1424 1355 1552-8 59-16 131-25 189-754-70-1794-894-1740-1741z">
          <text:p/>
        </draw:path>
        <draw:path draw:style-name="gr1" draw:text-style-name="P1" draw:layer="layout" svg:width="0.48cm" svg:height="0.622cm" svg:x="3.101cm" svg:y="17.236cm" svg:viewBox="0 0 481 623" svg:d="M174 623c-51-50-108-93-174-119l472-504c48 255-102 467-298 623z">
          <text:p/>
        </draw:path>
        <draw:path draw:style-name="gr1" draw:text-style-name="P1" draw:layer="layout" svg:width="0.534cm" svg:height="1.059cm" svg:x="3.401cm" svg:y="17.349cm" svg:viewBox="0 0 535 1060" svg:d="M340 0c170 309 237 715 168 1060-110 0-220 0-331 0-36-139-96-273-177-393 198-173 349-393 340-667z">
          <text:p/>
        </draw:path>
        <draw:path draw:style-name="gr1" draw:text-style-name="P1" draw:layer="layout" svg:width="0.237cm" svg:height="0.569cm" svg:x="3.198cm" svg:y="16.828cm" svg:viewBox="0 0 238 570" svg:d="M162 570c-52-170-114-381-162-531 58-14 105-26 162-39 24 153 50 328 76 490z">
          <text:p/>
        </draw:path>
        <draw:path draw:style-name="gr1" draw:text-style-name="P1" draw:layer="layout" svg:width="0.988cm" svg:height="1.528cm" svg:x="2.562cm" svg:y="18.47cm" svg:viewBox="0 0 989 1529" svg:d="M0 1529c58-618 416-1238 976-1529-5 85-1 169 13 252-381 311-586 787-579 1277z">
          <text:p/>
        </draw:path>
        <draw:path draw:style-name="gr1" draw:text-style-name="P1" draw:layer="layout" svg:width="0.538cm" svg:height="0.251cm" svg:x="2.604cm" svg:y="17.98cm" svg:viewBox="0 0 539 252" svg:d="M539 99c-140-17-312-43-467-99l-72 63c150 97 366 159 515 189z">
          <text:p/>
        </draw:path>
        <draw:path draw:style-name="gr1" draw:text-style-name="P1" draw:layer="layout" svg:width="0.897cm" svg:height="1.086cm" svg:x="2.182cm" svg:y="17.386cm" svg:viewBox="0 0 898 1087" svg:d="M898 946c-378-146-909-463-812-946l-82 86c-53 481 447 818 833 1001z">
          <text:p/>
        </draw:path>
        <draw:path draw:style-name="gr1" draw:text-style-name="P1" draw:layer="layout" svg:width="1.766cm" svg:height="1.74cm" svg:x="0.524cm" svg:y="18.633cm" svg:viewBox="0 0 1767 1741" svg:d="M1355 0c171 706-756 1425-1355 1553 8 58 16 130 24 188 756-70 1794-894 1741-1741z">
          <text:p/>
        </draw:path>
        <draw:path draw:style-name="gr1" draw:text-style-name="P1" draw:layer="layout" svg:width="0.479cm" svg:height="0.622cm" svg:x="2.298cm" svg:y="17.4cm" svg:viewBox="0 0 480 623" svg:d="M307 623c51-50 109-92 173-118l-471-505c-48 255 102 469 298 623z">
          <text:p/>
        </draw:path>
        <draw:path draw:style-name="gr1" draw:text-style-name="P1" draw:layer="layout" svg:width="0.533cm" svg:height="1.06cm" svg:x="1.944cm" svg:y="17.513cm" svg:viewBox="0 0 534 1061" svg:d="M194 0c-170 309-236 714-168 1061 110 0 221 0 331 0 36-141 96-275 177-394-198-174-349-394-340-667z">
          <text:p/>
        </draw:path>
        <draw:path draw:style-name="gr1" draw:text-style-name="P1" draw:layer="layout" svg:width="0.236cm" svg:height="0.569cm" svg:x="2.444cm" svg:y="16.993cm" svg:viewBox="0 0 237 570" svg:d="M75 570c53-170 114-382 162-532-57-14-104-25-162-38-23 152-51 327-75 490z">
          <text:p/>
        </draw:path>
        <draw:path draw:style-name="gr1" draw:text-style-name="P1" draw:layer="layout" svg:width="0.988cm" svg:height="1.527cm" svg:x="2.329cm" svg:y="18.635cm" svg:viewBox="0 0 989 1528" svg:d="M989 1528c-58-618-417-1238-976-1528 5 84 0 168-13 251 381 313 586 788 578 1277z">
          <text:p/>
        </draw:path>
        <draw:path draw:style-name="gr11" draw:text-style-name="P12" draw:layer="layout" svg:width="0.225cm" svg:height="0.173cm" svg:x="10.44cm" svg:y="2.287cm" svg:viewBox="0 0 226 174" svg:d="M226 171l-145 3c-24 0-43-8-57-24-16-16-24-36-24-61-1-24 6-45 21-62 15-16 34-25 57-25l145-2 1 52-138 2c-11 0-20 3-27 10-6 6-10 14-9 24 0 11 3 19 10 25 7 7 16 10 27 10l138-3z">
          <text:p/>
        </draw:path>
        <draw:path draw:style-name="gr11" draw:text-style-name="P12" draw:layer="layout" svg:width="0.16cm" svg:height="0.152cm" svg:x="10.452cm" svg:y="2.522cm" svg:viewBox="0 0 161 153" svg:d="M0 23l145-23 4 22-23 4c9 4 16 10 22 17 6 8 10 17 12 27 2 16-1 31-10 44-9 14-22 22-39 24l-90 15-4-24 85-15c13-2 23-7 29-16s9-19 7-29c-2-12-7-21-18-28-9-7-19-10-31-8l-85 14z">
          <text:p/>
        </draw:path>
        <draw:path draw:style-name="gr11" draw:text-style-name="P12" draw:layer="layout" svg:width="0.285cm" svg:height="0.28cm" svg:x="12.041cm" svg:y="0.777cm" svg:viewBox="0 0 286 281" svg:d="M245 96l-49-5-3 24 50 6zM238 160l3-25-50-5-2 25zM129 84l-2 24 47 5 3-24zM122 148l48 5 3-25-48-5zM161 241l3-33-85-10 2-17 85 9 2-22-65-7 10-94 65 7 3-22-81-9 2-16 81 9 3-29 24 4c-1 2-2 3-6 4l-3 23 85 9-2 16-84-9-3 22 69 7-10 94-69-7-2 22 89 10-2 17-89-9-4 33zM48 0c17 15 35 38 43 53l-17 10c-7-15-25-38-42-54zM75 112l-10 96c19 37 61 41 115 47 32 4 69 7 92 8-3 4-7 13-8 18-20-1-52-4-81-7-63-7-103-11-128-50-14 12-30 23-43 31 0 3 0 4-2 5l-10-22c14-8 31-19 46-30l9-79-40-5 2-18z">
          <text:p/>
        </draw:path>
        <draw:path draw:style-name="gr1" draw:text-style-name="P1" draw:layer="layout" svg:width="10.413cm" svg:height="3.367cm" svg:x="3.578cm" svg:y="7.763cm" svg:viewBox="0 0 10414 3368" svg:d="M1481 180h-696l-785 562v705l785-562v2438h696zM2021 3323h740v-741h-740zM4624 0v1146c-144-135-337-202-570-202-498 0-821 314-821 929v565c0 615 404 930 1023 930 615 0 1019-315 1019-930v-2438zM4256 2806c-224 0-373-103-373-323v-655c0-220 144-323 368-323 225 0 373 103 373 323v655c0 220-144 323-368 323zM6442 1729c0-175 81-251 314-251 193 0 314 112 314 301v323c-139-130-345-198-592-198-485 0-799 247-799 732s314 732 794 732c319 0 566-104 696-319 126 260 386 372 866 274v-534c-206 22-314 13-314-283v-687c0-579-381-875-965-875-628 0-965 278-965 785zM6330 2613c0-134 143-192 368-192 224 0 372 58 372 192 0 135-148 193-372 193-225 0-368-58-368-193zM8372 3323h651v-1495c0-220 148-323 372-323 225 0 368 103 368 323v1495h651v-1450c0-615-404-929-1019-929-619 0-1023 314-1023 929z">
          <text:p/>
        </draw:path>
        <draw:frame draw:style-name="gr9" draw:text-style-name="P10" draw:layer="layout" svg:width="2.534cm" svg:height="0.441cm" svg:x="13.449cm" svg:y="15.192cm">
          <draw:text-box>
            <text:p text:style-name="P5"><text:span text:style-name="T4">Team (club)</text:span></text:p>
          </draw:text-box>
        </draw:frame>
        <draw:frame draw:style-name="gr12" draw:text-style-name="P13" draw:layer="layout" svg:width="3.92cm" svg:height="4cm" svg:x="9.58cm" svg:y="0.25cm">
          <draw:image xlink:href="Pictures/10000001000002AC000002BA00F55CEDD6E24B49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polygon draw:style-name="gr1" draw:text-style-name="P1" draw:layer="layout" svg:width="7.75cm" svg:height="7.575cm" svg:x="21.949cm" svg:y="9.231cm" svg:viewBox="0 0 7751 7576" draw:points="0,2384 7751,7576 7751,3037 3830,0">
          <text:p/>
        </draw:polygon>
        <draw:polygon draw:style-name="gr2" draw:text-style-name="P2" draw:layer="layout" svg:width="15.466cm" svg:height="4.239cm" svg:x="14.233cm" svg:y="-0.001cm" svg:viewBox="0 0 15467 4240" draw:points="0,0 10801,4240 15467,1062 15467,0">
          <text:p/>
        </draw:polygon>
        <draw:polygon draw:style-name="gr3" draw:text-style-name="P3" draw:layer="layout" svg:width="13.248cm" svg:height="4.268cm" svg:x="11.822cm" svg:y="-0.001cm" svg:viewBox="0 0 13249 4269" draw:points="0,0 13212,4240 13249,4269 2411,0">
          <text:p/>
        </draw:polygon>
        <draw:polygon draw:style-name="gr2" draw:text-style-name="P2" draw:layer="layout" svg:width="4.889cm" svg:height="4.985cm" svg:x="24.811cm" svg:y="16.015cm" svg:viewBox="0 0 4890 4986" draw:points="4889,791 4890,4986 0,4986 3709,0">
          <text:p/>
        </draw:polygon>
        <draw:polygon draw:style-name="gr3" draw:text-style-name="P3" draw:layer="layout" svg:width="3.708cm" svg:height="5.34cm" svg:x="24.811cm" svg:y="15.66cm" svg:viewBox="0 0 3709 5341" draw:points="3709,355 3179,0 0,5341 14,5335">
          <text:p/>
        </draw:polygon>
        <draw:path draw:style-name="gr1" draw:text-style-name="P1" draw:layer="layout" svg:width="3.539cm" svg:height="3.538cm" svg:x="0.819cm" svg:y="0.586cm" svg:viewBox="0 0 3540 3539" svg:d="M1770 0c977 0 1770 792 1770 1770 0 977-793 1769-1770 1769-978 0-1770-792-1770-1769 0-978 792-1770 1770-1770z">
          <text:p/>
        </draw:path>
        <draw:path draw:style-name="gr4" draw:text-style-name="P4" draw:layer="layout" svg:width="2.008cm" svg:height="2.307cm" svg:x="1.584cm" svg:y="1.078cm" svg:viewBox="0 0 2009 2308" svg:d="M2009 2c-3 2-5 3-8 5-73 40-141 89-204 144-87 75-164 159-234 250-89 116-165 240-231 371-18 38-33 77-48 116-16 41-31 82-47 123-1 3-2 6-4 10-5 1-10 2-15 3-81 18-162 38-240 66-182 63-347 155-492 282-84 73-157 155-215 249-30 47-57 96-77 148-23 59-38 118-47 180-7 54-8 108-4 163 4 61 16 121 35 179 1 5 3 10 4 15 0 0 0 1 0 2-4 0-6-3-9-6-42-44-79-92-108-146-22-40-37-81-48-124-16-58-20-116-16-175 4-60 17-117 37-173 30-82 74-157 126-226 66-87 143-163 227-232 97-79 203-147 314-207 98-52 200-97 304-136 8-3 16-7 25-10 19-6 37-13 56-19 3-1 6-2 9-2 12-2 20-9 27-20 20-32 38-65 56-98 17-30 35-61 54-91 64-102 135-199 217-288 58-64 120-124 188-176 76-57 155-108 243-143 37-15 75-27 114-35 3-1 6-1 9-1 1 0 1 1 2 2z">
          <text:p/>
        </draw:path>
        <draw:path draw:style-name="gr4" draw:text-style-name="P4" draw:layer="layout" svg:width="1.682cm" svg:height="0.981cm" svg:x="1.903cm" svg:y="1.713cm" svg:viewBox="0 0 1683 982" svg:d="M1683 0c0 5-5 4-8 6-19 8-39 15-58 24-75 34-145 76-211 124-116 83-218 180-309 288-20 23-37 49-55 73-16 22-32 45-47 67-5 7-11 10-19 11-33 4-65 8-97 14-56 8-111 19-166 33-155 37-304 89-445 162-94 49-182 105-261 175-2 2-4 3-7 5-1-5 2-8 4-10 31-43 66-81 105-117 69-64 145-118 227-165 100-58 207-103 318-140 76-25 153-46 231-63 11-2 22-4 32-5 10-2 18-5 25-12 21-23 42-46 63-68 71-75 147-143 229-204 54-39 109-75 168-106 63-32 128-59 196-77 28-7 56-13 85-15z">
          <text:p/>
        </draw:path>
        <draw:path draw:style-name="gr4" draw:text-style-name="P4" draw:layer="layout" svg:width="1.4cm" svg:height="0.463cm" svg:x="2.14cm" svg:y="2.158cm" svg:viewBox="0 0 1401 464" svg:d="M0 463c3-3 6-7 10-10 44-38 94-69 146-96 66-33 135-57 207-75 49-12 98-21 149-28 81-12 163-17 245-15 8 0 14-1 21-6 11-8 24-16 35-24 71-50 145-94 224-130 63-29 129-52 198-65 41-9 82-13 124-14 14 0 28 2 42 4-2 1-5 1-7 2-3 0-6 1-9 2-64 10-124 28-183 52-104 41-200 98-290 165-24 18-46 38-68 58-17 16-34 32-51 48-5 0-10 0-14 0-46-5-92-7-138-8-44 0-88 1-132 4-28 3-56 4-85 8-33 4-66 9-99 16-68 13-134 30-198 56-39 14-77 31-113 51-4 2-8 4-12 6-1 0-2-1-2-1z">
          <text:p/>
        </draw:path>
        <draw:path draw:style-name="gr4" draw:text-style-name="P4" draw:layer="layout" svg:width="0.005cm" svg:height="0.001cm" svg:x="3.585cm" svg:y="1.712cm" svg:viewBox="0 0 6 2" svg:d="M0 2c2 0 4-2 6-2v2c-2 0-4 0-6 0z">
          <text:p/>
        </draw:path>
        <draw:frame draw:style-name="gr5" draw:text-style-name="P6" draw:layer="layout" svg:width="3.198cm" svg:height="0.552cm" svg:x="0.993cm" svg:y="2.244cm">
          <draw:text-box>
            <text:p text:style-name="P5"><text:span text:style-name="T1">BLADE CLUB</text:span></text:p>
          </draw:text-box>
        </draw:frame>
        <draw:frame draw:style-name="gr6" draw:text-style-name="P7" draw:layer="layout" svg:width="0.497cm" svg:height="0.23cm" svg:x="2.327cm" svg:y="2.804cm">
          <draw:text-box>
            <text:p text:style-name="P5"><text:span text:style-name="T2">Z L Í N</text:span></text:p>
          </draw:text-box>
        </draw:frame>
        <draw:frame draw:style-name="gr7" draw:text-style-name="P8" draw:layer="layout" svg:width="2.927cm" svg:height="0.708cm" svg:x="6.063cm" svg:y="2.589cm">
          <draw:text-box>
            <text:p text:style-name="P5"><text:span text:style-name="T3">UDĚLUJE</text:span></text:p>
          </draw:text-box>
        </draw:frame>
        <draw:line draw:style-name="gr8" draw:text-style-name="P9" draw:layer="layout" svg:x1="21.205cm" svg:y1="16.03cm" svg:x2="24.507cm" svg:y2="16.03cm">
          <text:p/>
        </draw:line>
        <draw:frame draw:style-name="gr7" draw:text-style-name="P8" draw:layer="layout" svg:width="2.982cm" svg:height="0.708cm" svg:x="5.881cm" svg:y="1.44cm">
          <draw:text-box>
            <text:p text:style-name="P5"><text:span text:style-name="T3">JIU-JITSU</text:span></text:p>
          </draw:text-box>
        </draw:frame>
        <draw:frame draw:style-name="gr9" draw:text-style-name="P10" draw:layer="layout" svg:width="1.412cm" svg:height="0.441cm" svg:x="22.274cm" svg:y="16.189cm">
          <draw:text-box>
            <text:p text:style-name="P5"><text:span text:style-name="T4">Datum</text:span></text:p>
          </draw:text-box>
        </draw:frame>
        <draw:line draw:style-name="gr8" draw:text-style-name="P9" draw:layer="layout" svg:x1="14.783cm" svg:y1="18.841cm" svg:x2="19.356cm" svg:y2="18.841cm">
          <text:p/>
        </draw:line>
        <draw:frame draw:style-name="gr9" draw:text-style-name="P10" draw:layer="layout" svg:width="1.005cm" svg:height="0.441cm" svg:x="22.432cm" svg:y="16.642cm">
          <draw:text-box>
            <text:p text:style-name="P5"><text:span text:style-name="T4">Date</text:span></text:p>
          </draw:text-box>
        </draw:frame>
        <draw:frame draw:style-name="gr9" draw:text-style-name="P10" draw:layer="layout" svg:width="3.77cm" svg:height="0.441cm" svg:x="15.305cm" svg:y="19.067cm">
          <draw:text-box>
            <text:p text:style-name="P5"><text:span text:style-name="T4">Zkušební komisař</text:span></text:p>
          </draw:text-box>
        </draw:frame>
        <draw:line draw:style-name="gr8" draw:text-style-name="P9" draw:layer="layout" svg:x1="20.581cm" svg:y1="18.841cm" svg:x2="25.109cm" svg:y2="18.841cm">
          <text:p/>
        </draw:line>
        <draw:frame draw:style-name="gr9" draw:text-style-name="P10" draw:layer="layout" svg:width="5.201cm" svg:height="0.441cm" svg:x="14.652cm" svg:y="19.521cm">
          <draw:text-box>
            <text:p text:style-name="P5"><text:span text:style-name="T4">Examining commissiarry</text:span></text:p>
          </draw:text-box>
        </draw:frame>
        <draw:frame draw:style-name="gr9" draw:text-style-name="P10" draw:layer="layout" svg:width="1.831cm" svg:height="0.441cm" svg:x="22.013cm" svg:y="19.161cm">
          <draw:text-box>
            <text:p text:style-name="P5"><text:span text:style-name="T4">Přísedící</text:span></text:p>
          </draw:text-box>
        </draw:frame>
        <draw:line draw:style-name="gr8" draw:text-style-name="P9" draw:layer="layout" svg:x1="1.421cm" svg:y1="14.549cm" svg:x2="15.991cm" svg:y2="14.549cm">
          <text:p/>
        </draw:line>
        <draw:frame draw:style-name="gr9" draw:text-style-name="P10" draw:layer="layout" svg:width="2.114cm" svg:height="0.441cm" svg:x="21.938cm" svg:y="19.615cm">
          <draw:text-box>
            <text:p text:style-name="P5"><text:span text:style-name="T4">Assessors</text:span></text:p>
          </draw:text-box>
        </draw:frame>
        <draw:frame draw:style-name="gr9" draw:text-style-name="P10" draw:layer="layout" svg:width="1.314cm" svg:height="0.441cm" svg:x="1.847cm" svg:y="14.743cm">
          <draw:text-box>
            <text:p text:style-name="P5"><text:span text:style-name="T4">Jméno</text:span></text:p>
          </draw:text-box>
        </draw:frame>
        <draw:frame draw:style-name="gr9" draw:text-style-name="P10" draw:layer="layout" svg:width="1.217cm" svg:height="0.441cm" svg:x="1.927cm" svg:y="15.197cm">
          <draw:text-box>
            <text:p text:style-name="P5"><text:span text:style-name="T4">Name</text:span></text:p>
          </draw:text-box>
        </draw:frame>
        <draw:frame draw:style-name="gr9" draw:text-style-name="P10" draw:layer="layout" svg:width="1.772cm" svg:height="0.441cm" svg:x="4.874cm" svg:y="14.739cm">
          <draw:text-box>
            <text:p text:style-name="P5"><text:span text:style-name="T4">Příjmení</text:span></text:p>
          </draw:text-box>
        </draw:frame>
        <draw:frame draw:style-name="gr9" draw:text-style-name="P10" draw:layer="layout" svg:width="1.894cm" svg:height="0.441cm" svg:x="4.86cm" svg:y="15.193cm">
          <draw:text-box>
            <text:p text:style-name="P5"><text:span text:style-name="T4">Surname</text:span></text:p>
          </draw:text-box>
        </draw:frame>
        <draw:frame draw:style-name="gr9" draw:text-style-name="P10" draw:layer="layout" svg:width="3.38cm" svg:height="0.441cm" svg:x="8.161cm" svg:y="14.707cm">
          <draw:text-box>
            <text:p text:style-name="P5"><text:span text:style-name="T4">Datum narození</text:span></text:p>
          </draw:text-box>
        </draw:frame>
        <draw:frame draw:style-name="gr9" draw:text-style-name="P10" draw:layer="layout" svg:width="2.728cm" svg:height="0.441cm" svg:x="8.417cm" svg:y="15.161cm">
          <draw:text-box>
            <text:p text:style-name="P5"><text:span text:style-name="T4">Date of birth</text:span></text:p>
          </draw:text-box>
        </draw:frame>
        <draw:frame draw:style-name="gr9" draw:text-style-name="P10" draw:layer="layout" svg:width="2.525cm" svg:height="0.441cm" svg:x="13.451cm" svg:y="14.738cm">
          <draw:text-box>
            <text:p text:style-name="P5"><text:span text:style-name="T4">Oddíl (klub)</text:span></text:p>
          </draw:text-box>
        </draw:frame>
        <draw:path draw:style-name="gr1" draw:text-style-name="P1" draw:layer="layout" svg:width="0.538cm" svg:height="0.25cm" svg:x="18.479cm" svg:y="4.335cm" svg:viewBox="0 0 539 251" svg:d="M0 99c141-17 313-43 467-99l72 63c-149 96-365 159-515 188z">
          <text:p/>
        </draw:path>
        <draw:path draw:style-name="gr1" draw:text-style-name="P1" draw:layer="layout" svg:width="0.896cm" svg:height="1.086cm" svg:x="18.544cm" svg:y="3.74cm" svg:viewBox="0 0 897 1087" svg:d="M0 946c377-146 908-462 812-946l81 87c53 480-447 817-832 1000z">
          <text:p/>
        </draw:path>
        <draw:path draw:style-name="gr1" draw:text-style-name="P1" draw:layer="layout" svg:width="1.767cm" svg:height="1.739cm" svg:x="19.333cm" svg:y="4.988cm" svg:viewBox="0 0 1768 1740" svg:d="M412 0c-170 705 757 1424 1356 1552-8 58-17 130-25 188-755-70-1794-893-1741-1740z">
          <text:p/>
        </draw:path>
        <draw:path draw:style-name="gr1" draw:text-style-name="P1" draw:layer="layout" svg:width="0.479cm" svg:height="0.623cm" svg:x="18.844cm" svg:y="3.754cm" svg:viewBox="0 0 480 624" svg:d="M173 624c-50-50-108-93-173-119l471-505c48 255-101 469-298 624z">
          <text:p/>
        </draw:path>
        <draw:path draw:style-name="gr1" draw:text-style-name="P1" draw:layer="layout" svg:width="0.534cm" svg:height="1.06cm" svg:x="19.144cm" svg:y="3.867cm" svg:viewBox="0 0 535 1061" svg:d="M340 0c170 309 237 715 168 1061-110 0-221 0-332 0-36-140-96-274-176-394 197-174 349-394 340-667z">
          <text:p/>
        </draw:path>
        <draw:path draw:style-name="gr1" draw:text-style-name="P1" draw:layer="layout" svg:width="0.237cm" svg:height="0.569cm" svg:x="18.941cm" svg:y="3.347cm" svg:viewBox="0 0 238 570" svg:d="M163 570c-52-170-115-382-163-531 58-15 105-26 163-39 24 152 50 327 75 490z">
          <text:p/>
        </draw:path>
        <draw:path draw:style-name="gr1" draw:text-style-name="P1" draw:layer="layout" svg:width="0.988cm" svg:height="1.528cm" svg:x="18.305cm" svg:y="4.989cm" svg:viewBox="0 0 989 1529" svg:d="M0 1529c57-618 416-1239 976-1529-6 84-1 168 13 251-381 313-587 788-579 1278z">
          <text:p/>
        </draw:path>
        <draw:path draw:style-name="gr1" draw:text-style-name="P1" draw:layer="layout" svg:width="0.538cm" svg:height="0.25cm" svg:x="18.347cm" svg:y="4.499cm" svg:viewBox="0 0 539 251" svg:d="M539 98c-140-17-311-42-467-98l-72 62c150 97 366 160 515 189z">
          <text:p/>
        </draw:path>
        <draw:path draw:style-name="gr1" draw:text-style-name="P1" draw:layer="layout" svg:width="0.896cm" svg:height="1.087cm" svg:x="17.925cm" svg:y="3.904cm" svg:viewBox="0 0 897 1088" svg:d="M897 945c-377-146-908-461-812-945l-81 86c-53 480 447 817 832 1002z">
          <text:p/>
        </draw:path>
        <draw:path draw:style-name="gr1" draw:text-style-name="P1" draw:layer="layout" svg:width="1.767cm" svg:height="1.74cm" svg:x="16.266cm" svg:y="5.152cm" svg:viewBox="0 0 1768 1741" svg:d="M1356 0c170 705-756 1425-1356 1552 9 58 17 131 25 189 756-71 1794-894 1741-1741z">
          <text:p/>
        </draw:path>
        <draw:path draw:style-name="gr1" draw:text-style-name="P1" draw:layer="layout" svg:width="0.479cm" svg:height="0.623cm" svg:x="18.041cm" svg:y="3.918cm" svg:viewBox="0 0 480 624" svg:d="M307 624c50-50 108-93 173-119l-471-505c-48 256 101 469 298 624z">
          <text:p/>
        </draw:path>
        <draw:path draw:style-name="gr1" draw:text-style-name="P1" draw:layer="layout" svg:width="0.533cm" svg:height="1.06cm" svg:x="17.687cm" svg:y="4.031cm" svg:viewBox="0 0 534 1061" svg:d="M195 0c-171 309-237 715-169 1061 110 0 222 0 332 0 36-139 96-273 176-394-197-174-348-393-339-667z">
          <text:p/>
        </draw:path>
        <draw:path draw:style-name="gr1" draw:text-style-name="P1" draw:layer="layout" svg:width="0.237cm" svg:height="0.569cm" svg:x="18.186cm" svg:y="3.511cm" svg:viewBox="0 0 238 570" svg:d="M75 570c53-170 115-380 163-531-57-15-104-26-163-39-23 152-50 329-75 491z">
          <text:p/>
        </draw:path>
        <draw:path draw:style-name="gr1" draw:text-style-name="P1" draw:layer="layout" svg:width="0.988cm" svg:height="1.528cm" svg:x="18.071cm" svg:y="5.153cm" svg:viewBox="0 0 989 1529" svg:d="M989 1529c-57-618-416-1237-976-1529 6 85 1 169-13 252 382 312 587 787 579 1277z">
          <text:p/>
        </draw:path>
        <draw:polygon draw:style-name="gr2" draw:text-style-name="P2" draw:layer="layout" svg:width="3.83cm" svg:height="5.276cm" svg:x="21.949cm" svg:y="6.338cm" svg:viewBox="0 0 3831 5277" draw:points="0,0 0,5277 3831,2894">
          <text:p/>
        </draw:polygon>
        <draw:polygon draw:style-name="gr1" draw:text-style-name="P1" draw:layer="layout" svg:width="7.75cm" svg:height="8.17cm" svg:x="21.949cm" svg:y="1.061cm" svg:viewBox="0 0 7751 8171" draw:points="7751,0 0,5278 3830,8171 7751,5873">
          <text:p/>
        </draw:polygon>
        <draw:polygon draw:style-name="gr3" draw:text-style-name="P3" draw:layer="layout" svg:width="3.92cm" svg:height="5.334cm" svg:x="25.779cm" svg:y="6.933cm" svg:viewBox="0 0 3921 5335" draw:points="0,2299 3921,0 3921,5335">
          <text:p/>
        </draw:polygon>
        <draw:path draw:style-name="gr10" draw:text-style-name="P11" draw:layer="layout" svg:width="7.215cm" svg:height="14.092cm" svg:x="4.949cm" svg:y="4.952cm" svg:viewBox="0 0 7216 14093" svg:d="M5100 2097c-150 162-309 280-465 355-117 55-154 29-147-96 6-123 51-152 116-164zM3436 7492c11-270 554-320 584 57 21 271-82 596-121 992-19 190-18 350 190 281 477-161 632-83 319 357l-532 615 53 874c72-204 116-541 167-844 66-224 185-286 441-114 29 19 35 95 69 95s105-80 136-95c518-244 375-313 532-501 281-336 316-584 59-349-183 166-348 343-454 220-134-156-74-340 53-456 292-265 541-433 783-486 274-60 482-35 601 122 110 144-16 368-213 584l-472 517c198-56 396-111 594-167 119-172 224-183 357-167 193 23 332-11 417 38 96 91 162 179 198 273 67 177-52 260-243 296l-1217 259c-8 107 28 155 76 152 107-8 144 51 161 273 6 80-34 355 76 1626 50 578 53 1119 8 1572-97 963-874 514-1392 129-559-416-547-568-304-577 329-12 610 335 1026 312 70-801 39-1487-68-2105-46-259-107-516-160-775-67-217-125-144-243 23-103 147-284 145-471 53-37-46-87-29-129 61l-129 274c185 93 371 184 509 326 237 245 182 547 61 511-218-64-411-183-610-322-161-113-247 17-188 290l182 851c104 346-47 492-364 440-360-59-302-270-525-448-248-198-367-125-372-539-6-515-51-997-121-1307-57-250 24-364 159-387 151-26 287 32 296 212 46 831-157 1312 251 1649 26-396 42-821 19-1264-12-241-45-475-72-742-8-78-53-57-167-38-103 18-208-16-312-60-80 73-166 133-258 182-20 237-64 444-144 608 236 654 294 1428 60 2370-89 362-553 348-583-24-35-432 147-772 82-1283-525 802-1161 1459-1922 1952-44 29-92-8-137-60-60-72-32-160 54-266 348-433 662-870 923-1318 234-401 422-811 596-1219l440-1033c51-118 128-172 244-183 505-49 934-240 1230-646-58-618-102-1202-83-1671zM1727 9032l-96-147c230-415 398-845 581-1328 164-432 550-357 600-57 108 654-445 1147-1085 1532zM4399 6907c-168 154-133 252 62 309 78 22 119 60 167 111 84 92 199 44 283-54 53-61 110-95 161-140 96-83 71-216-115-327-178-107-390-53-558 101zM4867 4369c-303-3-321 164-41 484 209 239 435 469 680 562 141 54 250 61 327 34 199-70 196-367 36-708-61-132-179-207-310-263-217-94-484-115-692-109zM3514 4480l141 919c26 174 36 385-5 648-374-151-717-277-967-295 37-318 125-675 227-1045 208-49 409-126 604-227zM1715 1348l-10-248c1097-363 2197-859 3063-1070 457-112 669 109 843 267 157 144 159 326 30 476l-922 823c499-113 917-151 1200-40 351 138 401 376 129 646-311 305-665 530-992 773-144 107-371 129-684 129-196-1-307 125-347 376-41 253 108 207 327 189 291-24 609 36 922-70 449-151 744-335 1111-248 195 47 362 159 525 278 106 77 141 253 125 519-13 206-112 146-283 66-380-179-855-170-1399-78-271 46-541 56-800 41-64-3-53-2-60 61-107 895-146 2146-220 2742-508-117-1121-399-1739-806-104-68-130-34-184 42-137 191-292 322-466 387-181 67-245-29-159-248 117-297 411-649 377-882l10-268-1121 317c-293 84-320-235-109-366 831-516 1661-863 2469-1150-113-114 41-446 109-754-224 261-446 477-676 655-270 209-404 163-276-139l278-654c-659 253-1216 379-1676 436-274 34-324-247-59-367 873-395 1749-778 2617-1181-536-61-609-302-325-421 285-119 578-188 852-413 179-147 193-370 16-340-346 56-566 417-841 600-133 88-268 124-376 108z">
          <text:p/>
        </draw:path>
        <draw:path draw:style-name="gr1" draw:text-style-name="P1" draw:layer="layout" svg:width="0.538cm" svg:height="0.25cm" svg:x="2.736cm" svg:y="17.816cm" svg:viewBox="0 0 539 251" svg:d="M0 99c141-17 313-43 467-99l72 63c-149 96-366 159-515 188z">
          <text:p/>
        </draw:path>
        <draw:path draw:style-name="gr1" draw:text-style-name="P1" draw:layer="layout" svg:width="0.896cm" svg:height="1.087cm" svg:x="2.801cm" svg:y="17.221cm" svg:viewBox="0 0 897 1088" svg:d="M0 946c378-146 908-462 812-946l81 86c53 481-446 818-832 1002z">
          <text:p/>
        </draw:path>
        <draw:path draw:style-name="gr1" draw:text-style-name="P1" draw:layer="layout" svg:width="1.766cm" svg:height="1.74cm" svg:x="3.591cm" svg:y="18.469cm" svg:viewBox="0 0 1767 1741" svg:d="M412 0c-171 706 756 1424 1355 1552-8 59-16 131-25 189-754-70-1794-894-1740-1741z">
          <text:p/>
        </draw:path>
        <draw:path draw:style-name="gr1" draw:text-style-name="P1" draw:layer="layout" svg:width="0.48cm" svg:height="0.622cm" svg:x="3.101cm" svg:y="17.236cm" svg:viewBox="0 0 481 623" svg:d="M174 623c-51-50-108-93-174-119l472-504c48 255-102 467-298 623z">
          <text:p/>
        </draw:path>
        <draw:path draw:style-name="gr1" draw:text-style-name="P1" draw:layer="layout" svg:width="0.534cm" svg:height="1.059cm" svg:x="3.401cm" svg:y="17.349cm" svg:viewBox="0 0 535 1060" svg:d="M340 0c170 309 237 715 168 1060-110 0-220 0-331 0-36-139-96-273-177-393 198-173 349-393 340-667z">
          <text:p/>
        </draw:path>
        <draw:path draw:style-name="gr1" draw:text-style-name="P1" draw:layer="layout" svg:width="0.237cm" svg:height="0.569cm" svg:x="3.198cm" svg:y="16.828cm" svg:viewBox="0 0 238 570" svg:d="M162 570c-52-170-114-381-162-531 58-14 105-26 162-39 24 153 50 328 76 490z">
          <text:p/>
        </draw:path>
        <draw:path draw:style-name="gr1" draw:text-style-name="P1" draw:layer="layout" svg:width="0.988cm" svg:height="1.528cm" svg:x="2.562cm" svg:y="18.47cm" svg:viewBox="0 0 989 1529" svg:d="M0 1529c58-618 416-1238 976-1529-5 85-1 169 13 252-381 311-586 787-579 1277z">
          <text:p/>
        </draw:path>
        <draw:path draw:style-name="gr1" draw:text-style-name="P1" draw:layer="layout" svg:width="0.538cm" svg:height="0.251cm" svg:x="2.604cm" svg:y="17.98cm" svg:viewBox="0 0 539 252" svg:d="M539 99c-140-17-312-43-467-99l-72 63c150 97 366 159 515 189z">
          <text:p/>
        </draw:path>
        <draw:path draw:style-name="gr1" draw:text-style-name="P1" draw:layer="layout" svg:width="0.897cm" svg:height="1.086cm" svg:x="2.182cm" svg:y="17.386cm" svg:viewBox="0 0 898 1087" svg:d="M898 946c-378-146-909-463-812-946l-82 86c-53 481 447 818 833 1001z">
          <text:p/>
        </draw:path>
        <draw:path draw:style-name="gr1" draw:text-style-name="P1" draw:layer="layout" svg:width="1.766cm" svg:height="1.74cm" svg:x="0.524cm" svg:y="18.633cm" svg:viewBox="0 0 1767 1741" svg:d="M1355 0c171 706-756 1425-1355 1553 8 58 16 130 24 188 756-70 1794-894 1741-1741z">
          <text:p/>
        </draw:path>
        <draw:path draw:style-name="gr1" draw:text-style-name="P1" draw:layer="layout" svg:width="0.479cm" svg:height="0.622cm" svg:x="2.298cm" svg:y="17.4cm" svg:viewBox="0 0 480 623" svg:d="M307 623c51-50 109-92 173-118l-471-505c-48 255 102 469 298 623z">
          <text:p/>
        </draw:path>
        <draw:path draw:style-name="gr1" draw:text-style-name="P1" draw:layer="layout" svg:width="0.533cm" svg:height="1.06cm" svg:x="1.944cm" svg:y="17.513cm" svg:viewBox="0 0 534 1061" svg:d="M194 0c-170 309-236 714-168 1061 110 0 221 0 331 0 36-141 96-275 177-394-198-174-349-394-340-667z">
          <text:p/>
        </draw:path>
        <draw:path draw:style-name="gr1" draw:text-style-name="P1" draw:layer="layout" svg:width="0.236cm" svg:height="0.569cm" svg:x="2.444cm" svg:y="16.993cm" svg:viewBox="0 0 237 570" svg:d="M75 570c53-170 114-382 162-532-57-14-104-25-162-38-23 152-51 327-75 490z">
          <text:p/>
        </draw:path>
        <draw:path draw:style-name="gr1" draw:text-style-name="P1" draw:layer="layout" svg:width="0.988cm" svg:height="1.527cm" svg:x="2.329cm" svg:y="18.635cm" svg:viewBox="0 0 989 1528" svg:d="M989 1528c-58-618-417-1238-976-1528 5 84 0 168-13 251 381 313 586 788 578 1277z">
          <text:p/>
        </draw:path>
        <draw:path draw:style-name="gr11" draw:text-style-name="P12" draw:layer="layout" svg:width="0.276cm" svg:height="0.276cm" svg:x="11.731cm" svg:y="0.785cm" svg:viewBox="0 0 277 277" svg:d="M275 80l2 18-27 3 14 130c3 22-6 25-50 29-1-5-5-13-8-18 10-1 18-1 24-2 15-2 16-2 15-7l-15-130-35 4-2-18zM262 0l1 18-70 7-2-17zM193 206c-4-24-15-60-25-87 10-3 12-4 14-4 11 27 22 62 26 86zM162 1c12 11 24 26 30 37l-13 9c-6-11-19-26-30-38zM118 126c-1 2-2 3-5 4 0 38-2 80-11 105-4-2-10-5-14-7 8-23 10-65 8-104zM193 75l-46 5 20 181-19 2-19-181-45 5-2-18 45-5-7-62 24-1c0 2-1 4-5 5l6 56 46-5zM45 148c-7 13-14 25-22 37-2-4-8-13-12-16 18-25 37-64 48-101l23 6c-1 2-3 3-7 3-4 13-9 27-15 40l6 2c-1 2-2 3-6 4l17 152-18 2zM70 12c-1 2-4 3-6 3-11 21-33 50-51 70-3-4-9-9-13-13 18-18 37-45 47-66z">
          <text:p/>
        </draw:path>
        <draw:path draw:style-name="gr11" draw:text-style-name="P12" draw:layer="layout" svg:width="0.285cm" svg:height="0.28cm" svg:x="12.041cm" svg:y="0.777cm" svg:viewBox="0 0 286 281" svg:d="M245 96l-49-5-3 24 50 6zM238 160l3-25-50-5-2 25zM129 84l-2 24 47 5 3-24zM122 148l48 5 3-25-48-5zM161 241l3-33-85-10 2-17 85 9 2-22-65-7 10-94 65 7 3-22-81-9 2-16 81 9 3-29 24 4c-1 2-2 3-6 4l-3 23 85 9-2 16-84-9-3 22 69 7-10 94-69-7-2 22 89 10-2 17-89-9-4 33zM48 0c17 15 35 38 43 53l-17 10c-7-15-25-38-42-54zM75 112l-10 96c19 37 61 41 115 47 32 4 69 7 92 8-3 4-7 13-8 18-20-1-52-4-81-7-63-7-103-11-128-50-14 12-30 23-43 31 0 3 0 4-2 5l-10-22c14-8 31-19 46-30l9-79-40-5 2-18z">
          <text:p/>
        </draw:path>
        <draw:path draw:style-name="gr1" draw:text-style-name="P1" draw:layer="layout" svg:width="11.167cm" svg:height="3.366cm" svg:x="3.124cm" svg:y="7.795cm" svg:viewBox="0 0 11168 3367" svg:d="M2235 1101c0-607-440-966-1113-966-682 0-1122 345-1122 1020v193h696v-193c0-274 166-413 426-413 251 0 417 139 417 377 0 134-76 300-237 440l-1302 1158v606h2235v-606h-1324l871-754c265-229 453-503 453-862zM2775 3323h740v-741h-740zM5378 0v1146c-144-135-337-202-570-202-498 0-821 314-821 929v565c0 615 404 929 1023 929 615 0 1019-314 1019-929v-2438zM5010 2806c-224 0-373-103-373-323v-655c0-220 144-323 368-323 225 0 373 103 373 323v655c0 220-144 323-368 323zM7196 1729c0-175 81-251 314-251 193 0 314 112 314 300v324c-139-130-345-198-592-198-485 0-799 247-799 732s314 731 794 731c319 0 566-103 696-318 126 260 386 372 866 274v-535c-206 23-314 14-314-282v-687c0-579-381-875-965-875-628 0-965 278-965 785zM7084 2613c0-134 143-193 368-193 224 0 372 59 372 193 0 135-148 193-372 193-225 0-368-58-368-193zM9126 3323h651v-1495c0-220 148-323 372-323 225 0 368 103 368 323v1495h651v-1450c0-615-404-929-1019-929-619 0-1023 314-1023 929z">
          <text:p/>
        </draw:path>
        <draw:frame draw:style-name="gr9" draw:text-style-name="P10" draw:layer="layout" svg:width="2.534cm" svg:height="0.441cm" svg:x="13.449cm" svg:y="15.192cm">
          <draw:text-box>
            <text:p text:style-name="P5"><text:span text:style-name="T4">Team (club)</text:span></text:p>
          </draw:text-box>
        </draw:frame>
        <draw:frame draw:style-name="gr12" draw:text-style-name="P13" draw:layer="layout" svg:width="4.165cm" svg:height="4.25cm" svg:x="9.75cm" svg:y="0.25cm">
          <draw:image xlink:href="Pictures/10000001000002AC000002BA00F55CEDD6E24B49.png" xlink:type="simple" xlink:show="embed" xlink:actuate="onLoad" draw:mime-type="image/png">
            <text:p/>
          </draw:image>
        </draw:frame>
      </draw:page>
      <draw:page draw:name="page3" draw:style-name="dp1" draw:master-page-name="master-page3">
        <draw:polygon draw:style-name="gr1" draw:text-style-name="P1" draw:layer="layout" svg:width="7.75cm" svg:height="7.575cm" svg:x="21.949cm" svg:y="9.231cm" svg:viewBox="0 0 7751 7576" draw:points="0,2384 7751,7576 7751,3037 3830,0">
          <text:p/>
        </draw:polygon>
        <draw:polygon draw:style-name="gr2" draw:text-style-name="P2" draw:layer="layout" svg:width="15.466cm" svg:height="4.239cm" svg:x="14.233cm" svg:y="-0.001cm" svg:viewBox="0 0 15467 4240" draw:points="0,0 10801,4240 15467,1062 15467,0">
          <text:p/>
        </draw:polygon>
        <draw:polygon draw:style-name="gr3" draw:text-style-name="P3" draw:layer="layout" svg:width="13.248cm" svg:height="4.268cm" svg:x="11.822cm" svg:y="-0.001cm" svg:viewBox="0 0 13249 4269" draw:points="0,0 13212,4240 13249,4269 2411,0">
          <text:p/>
        </draw:polygon>
        <draw:polygon draw:style-name="gr2" draw:text-style-name="P2" draw:layer="layout" svg:width="4.889cm" svg:height="4.985cm" svg:x="24.811cm" svg:y="16.015cm" svg:viewBox="0 0 4890 4986" draw:points="4889,791 4890,4986 0,4986 3709,0">
          <text:p/>
        </draw:polygon>
        <draw:polygon draw:style-name="gr3" draw:text-style-name="P3" draw:layer="layout" svg:width="3.708cm" svg:height="5.34cm" svg:x="24.811cm" svg:y="15.66cm" svg:viewBox="0 0 3709 5341" draw:points="3709,355 3179,0 0,5341 14,5335">
          <text:p/>
        </draw:polygon>
        <draw:path draw:style-name="gr1" draw:text-style-name="P1" draw:layer="layout" svg:width="3.539cm" svg:height="3.538cm" svg:x="0.819cm" svg:y="0.586cm" svg:viewBox="0 0 3540 3539" svg:d="M1770 0c977 0 1770 792 1770 1770 0 977-793 1769-1770 1769-978 0-1770-792-1770-1769 0-978 792-1770 1770-1770z">
          <text:p/>
        </draw:path>
        <draw:path draw:style-name="gr4" draw:text-style-name="P4" draw:layer="layout" svg:width="2.008cm" svg:height="2.307cm" svg:x="1.584cm" svg:y="1.078cm" svg:viewBox="0 0 2009 2308" svg:d="M2009 2c-3 2-5 3-8 5-73 40-141 89-204 144-87 75-164 159-234 250-89 116-165 240-231 371-18 38-33 77-48 116-16 41-31 82-47 123-1 3-2 6-4 10-5 1-10 2-15 3-81 18-162 38-240 66-182 63-347 155-492 282-84 73-157 155-215 249-30 47-57 96-77 148-23 59-38 118-47 180-7 54-8 108-4 163 4 61 16 121 35 179 1 5 3 10 4 15 0 0 0 1 0 2-4 0-6-3-9-6-42-44-79-92-108-146-22-40-37-81-48-124-16-58-20-116-16-175 4-60 17-117 37-173 30-82 74-157 126-226 66-87 143-163 227-232 97-79 203-147 314-207 98-52 200-97 304-136 8-3 16-7 25-10 19-6 37-13 56-19 3-1 6-2 9-2 12-2 20-9 27-20 20-32 38-65 56-98 17-30 35-61 54-91 64-102 135-199 217-288 58-64 120-124 188-176 76-57 155-108 243-143 37-15 75-27 114-35 3-1 6-1 9-1 1 0 1 1 2 2z">
          <text:p/>
        </draw:path>
        <draw:path draw:style-name="gr4" draw:text-style-name="P4" draw:layer="layout" svg:width="1.682cm" svg:height="0.981cm" svg:x="1.903cm" svg:y="1.713cm" svg:viewBox="0 0 1683 982" svg:d="M1683 0c0 5-5 4-8 6-19 8-39 15-58 24-75 34-145 76-211 124-116 83-218 180-309 288-20 23-37 49-55 73-16 22-32 45-47 67-5 7-11 10-19 11-33 4-65 8-97 14-56 8-111 19-166 33-155 37-304 89-445 162-94 49-182 105-261 175-2 2-4 3-7 5-1-5 2-8 4-10 31-43 66-81 105-117 69-64 145-118 227-165 100-58 207-103 318-140 76-25 153-46 231-63 11-2 22-4 32-5 10-2 18-5 25-12 21-23 42-46 63-68 71-75 147-143 229-204 54-39 109-75 168-106 63-32 128-59 196-77 28-7 56-13 85-15z">
          <text:p/>
        </draw:path>
        <draw:path draw:style-name="gr4" draw:text-style-name="P4" draw:layer="layout" svg:width="1.4cm" svg:height="0.463cm" svg:x="2.14cm" svg:y="2.158cm" svg:viewBox="0 0 1401 464" svg:d="M0 463c3-3 6-7 10-10 44-38 94-69 146-96 66-33 135-57 207-75 49-12 98-21 149-28 81-12 163-17 245-15 8 0 14-1 21-6 11-8 24-16 35-24 71-50 145-94 224-130 63-29 129-52 198-65 41-9 82-13 124-14 14 0 28 2 42 4-2 1-5 1-7 2-3 0-6 1-9 2-64 10-124 28-183 52-104 41-200 98-290 165-24 18-46 38-68 58-17 16-34 32-51 48-5 0-10 0-14 0-46-5-92-7-138-8-44 0-88 1-132 4-28 3-56 4-85 8-33 4-66 9-99 16-68 13-134 30-198 56-39 14-77 31-113 51-4 2-8 4-12 6-1 0-2-1-2-1z">
          <text:p/>
        </draw:path>
        <draw:path draw:style-name="gr4" draw:text-style-name="P4" draw:layer="layout" svg:width="0.005cm" svg:height="0.001cm" svg:x="3.585cm" svg:y="1.712cm" svg:viewBox="0 0 6 2" svg:d="M0 2c2 0 4-2 6-2v2c-2 0-4 0-6 0z">
          <text:p/>
        </draw:path>
        <draw:frame draw:style-name="gr5" draw:text-style-name="P6" draw:layer="layout" svg:width="3.198cm" svg:height="0.552cm" svg:x="0.993cm" svg:y="2.244cm">
          <draw:text-box>
            <text:p text:style-name="P5"><text:span text:style-name="T1">BLADE CLUB</text:span></text:p>
          </draw:text-box>
        </draw:frame>
        <draw:frame draw:style-name="gr6" draw:text-style-name="P7" draw:layer="layout" svg:width="0.497cm" svg:height="0.23cm" svg:x="2.327cm" svg:y="2.804cm">
          <draw:text-box>
            <text:p text:style-name="P5"><text:span text:style-name="T2">Z L Í N</text:span></text:p>
          </draw:text-box>
        </draw:frame>
        <draw:frame draw:style-name="gr7" draw:text-style-name="P8" draw:layer="layout" svg:width="2.927cm" svg:height="0.708cm" svg:x="6.063cm" svg:y="2.589cm">
          <draw:text-box>
            <text:p text:style-name="P5"><text:span text:style-name="T3">UDĚLUJE</text:span></text:p>
          </draw:text-box>
        </draw:frame>
        <draw:line draw:style-name="gr8" draw:text-style-name="P9" draw:layer="layout" svg:x1="21.205cm" svg:y1="16.03cm" svg:x2="24.507cm" svg:y2="16.03cm">
          <text:p/>
        </draw:line>
        <draw:frame draw:style-name="gr7" draw:text-style-name="P8" draw:layer="layout" svg:width="2.982cm" svg:height="0.708cm" svg:x="5.881cm" svg:y="1.44cm">
          <draw:text-box>
            <text:p text:style-name="P5"><text:span text:style-name="T3">JIU-JITSU</text:span></text:p>
          </draw:text-box>
        </draw:frame>
        <draw:frame draw:style-name="gr9" draw:text-style-name="P10" draw:layer="layout" svg:width="1.412cm" svg:height="0.441cm" svg:x="22.274cm" svg:y="16.189cm">
          <draw:text-box>
            <text:p text:style-name="P5"><text:span text:style-name="T4">Datum</text:span></text:p>
          </draw:text-box>
        </draw:frame>
        <draw:line draw:style-name="gr8" draw:text-style-name="P9" draw:layer="layout" svg:x1="14.783cm" svg:y1="18.841cm" svg:x2="19.356cm" svg:y2="18.841cm">
          <text:p/>
        </draw:line>
        <draw:frame draw:style-name="gr9" draw:text-style-name="P10" draw:layer="layout" svg:width="1.005cm" svg:height="0.441cm" svg:x="22.432cm" svg:y="16.642cm">
          <draw:text-box>
            <text:p text:style-name="P5"><text:span text:style-name="T4">Date</text:span></text:p>
          </draw:text-box>
        </draw:frame>
        <draw:frame draw:style-name="gr9" draw:text-style-name="P10" draw:layer="layout" svg:width="3.77cm" svg:height="0.441cm" svg:x="15.305cm" svg:y="19.067cm">
          <draw:text-box>
            <text:p text:style-name="P5"><text:span text:style-name="T4">Zkušební komisař</text:span></text:p>
          </draw:text-box>
        </draw:frame>
        <draw:line draw:style-name="gr8" draw:text-style-name="P9" draw:layer="layout" svg:x1="20.581cm" svg:y1="18.841cm" svg:x2="25.109cm" svg:y2="18.841cm">
          <text:p/>
        </draw:line>
        <draw:frame draw:style-name="gr9" draw:text-style-name="P10" draw:layer="layout" svg:width="5.201cm" svg:height="0.441cm" svg:x="14.652cm" svg:y="19.521cm">
          <draw:text-box>
            <text:p text:style-name="P5"><text:span text:style-name="T4">Examining commissiarry</text:span></text:p>
          </draw:text-box>
        </draw:frame>
        <draw:frame draw:style-name="gr9" draw:text-style-name="P10" draw:layer="layout" svg:width="1.831cm" svg:height="0.441cm" svg:x="22.013cm" svg:y="19.161cm">
          <draw:text-box>
            <text:p text:style-name="P5"><text:span text:style-name="T4">Přísedící</text:span></text:p>
          </draw:text-box>
        </draw:frame>
        <draw:line draw:style-name="gr8" draw:text-style-name="P9" draw:layer="layout" svg:x1="1.421cm" svg:y1="14.549cm" svg:x2="15.991cm" svg:y2="14.549cm">
          <text:p/>
        </draw:line>
        <draw:frame draw:style-name="gr9" draw:text-style-name="P10" draw:layer="layout" svg:width="2.114cm" svg:height="0.441cm" svg:x="21.938cm" svg:y="19.615cm">
          <draw:text-box>
            <text:p text:style-name="P5"><text:span text:style-name="T4">Assessors</text:span></text:p>
          </draw:text-box>
        </draw:frame>
        <draw:frame draw:style-name="gr9" draw:text-style-name="P10" draw:layer="layout" svg:width="1.314cm" svg:height="0.441cm" svg:x="1.847cm" svg:y="14.743cm">
          <draw:text-box>
            <text:p text:style-name="P5"><text:span text:style-name="T4">Jméno</text:span></text:p>
          </draw:text-box>
        </draw:frame>
        <draw:frame draw:style-name="gr9" draw:text-style-name="P10" draw:layer="layout" svg:width="1.217cm" svg:height="0.441cm" svg:x="1.927cm" svg:y="15.197cm">
          <draw:text-box>
            <text:p text:style-name="P5"><text:span text:style-name="T4">Name</text:span></text:p>
          </draw:text-box>
        </draw:frame>
        <draw:frame draw:style-name="gr9" draw:text-style-name="P10" draw:layer="layout" svg:width="1.772cm" svg:height="0.441cm" svg:x="4.874cm" svg:y="14.739cm">
          <draw:text-box>
            <text:p text:style-name="P5"><text:span text:style-name="T4">Příjmení</text:span></text:p>
          </draw:text-box>
        </draw:frame>
        <draw:frame draw:style-name="gr9" draw:text-style-name="P10" draw:layer="layout" svg:width="1.894cm" svg:height="0.441cm" svg:x="4.86cm" svg:y="15.193cm">
          <draw:text-box>
            <text:p text:style-name="P5"><text:span text:style-name="T4">Surname</text:span></text:p>
          </draw:text-box>
        </draw:frame>
        <draw:frame draw:style-name="gr9" draw:text-style-name="P10" draw:layer="layout" svg:width="3.38cm" svg:height="0.441cm" svg:x="8.161cm" svg:y="14.707cm">
          <draw:text-box>
            <text:p text:style-name="P5"><text:span text:style-name="T4">Datum narození</text:span></text:p>
          </draw:text-box>
        </draw:frame>
        <draw:frame draw:style-name="gr9" draw:text-style-name="P10" draw:layer="layout" svg:width="2.728cm" svg:height="0.441cm" svg:x="8.417cm" svg:y="15.161cm">
          <draw:text-box>
            <text:p text:style-name="P5"><text:span text:style-name="T4">Date of birth</text:span></text:p>
          </draw:text-box>
        </draw:frame>
        <draw:frame draw:style-name="gr9" draw:text-style-name="P10" draw:layer="layout" svg:width="2.525cm" svg:height="0.441cm" svg:x="13.451cm" svg:y="14.738cm">
          <draw:text-box>
            <text:p text:style-name="P5"><text:span text:style-name="T4">Oddíl (klub)</text:span></text:p>
          </draw:text-box>
        </draw:frame>
        <draw:path draw:style-name="gr1" draw:text-style-name="P1" draw:layer="layout" svg:width="0.538cm" svg:height="0.25cm" svg:x="18.479cm" svg:y="4.335cm" svg:viewBox="0 0 539 251" svg:d="M0 99c141-17 313-43 467-99l72 63c-149 96-365 159-515 188z">
          <text:p/>
        </draw:path>
        <draw:path draw:style-name="gr1" draw:text-style-name="P1" draw:layer="layout" svg:width="0.896cm" svg:height="1.086cm" svg:x="18.544cm" svg:y="3.74cm" svg:viewBox="0 0 897 1087" svg:d="M0 946c377-146 908-462 812-946l81 87c53 480-447 817-832 1000z">
          <text:p/>
        </draw:path>
        <draw:path draw:style-name="gr1" draw:text-style-name="P1" draw:layer="layout" svg:width="1.767cm" svg:height="1.739cm" svg:x="19.333cm" svg:y="4.988cm" svg:viewBox="0 0 1768 1740" svg:d="M412 0c-170 705 757 1424 1356 1552-8 58-17 130-25 188-755-70-1794-893-1741-1740z">
          <text:p/>
        </draw:path>
        <draw:path draw:style-name="gr1" draw:text-style-name="P1" draw:layer="layout" svg:width="0.479cm" svg:height="0.623cm" svg:x="18.844cm" svg:y="3.754cm" svg:viewBox="0 0 480 624" svg:d="M173 624c-50-50-108-93-173-119l471-505c48 255-101 469-298 624z">
          <text:p/>
        </draw:path>
        <draw:path draw:style-name="gr1" draw:text-style-name="P1" draw:layer="layout" svg:width="0.534cm" svg:height="1.06cm" svg:x="19.144cm" svg:y="3.867cm" svg:viewBox="0 0 535 1061" svg:d="M340 0c170 309 237 715 168 1061-110 0-221 0-332 0-36-140-96-274-176-394 197-174 349-394 340-667z">
          <text:p/>
        </draw:path>
        <draw:path draw:style-name="gr1" draw:text-style-name="P1" draw:layer="layout" svg:width="0.237cm" svg:height="0.569cm" svg:x="18.941cm" svg:y="3.347cm" svg:viewBox="0 0 238 570" svg:d="M163 570c-52-170-115-382-163-531 58-15 105-26 163-39 24 152 50 327 75 490z">
          <text:p/>
        </draw:path>
        <draw:path draw:style-name="gr1" draw:text-style-name="P1" draw:layer="layout" svg:width="0.988cm" svg:height="1.528cm" svg:x="18.305cm" svg:y="4.989cm" svg:viewBox="0 0 989 1529" svg:d="M0 1529c57-618 416-1239 976-1529-6 84-1 168 13 251-381 313-587 788-579 1278z">
          <text:p/>
        </draw:path>
        <draw:path draw:style-name="gr1" draw:text-style-name="P1" draw:layer="layout" svg:width="0.538cm" svg:height="0.25cm" svg:x="18.347cm" svg:y="4.499cm" svg:viewBox="0 0 539 251" svg:d="M539 98c-140-17-311-42-467-98l-72 62c150 97 366 160 515 189z">
          <text:p/>
        </draw:path>
        <draw:path draw:style-name="gr1" draw:text-style-name="P1" draw:layer="layout" svg:width="0.896cm" svg:height="1.087cm" svg:x="17.925cm" svg:y="3.904cm" svg:viewBox="0 0 897 1088" svg:d="M897 945c-377-146-908-461-812-945l-81 86c-53 480 447 817 832 1002z">
          <text:p/>
        </draw:path>
        <draw:path draw:style-name="gr1" draw:text-style-name="P1" draw:layer="layout" svg:width="1.767cm" svg:height="1.74cm" svg:x="16.266cm" svg:y="5.152cm" svg:viewBox="0 0 1768 1741" svg:d="M1356 0c170 705-756 1425-1356 1552 9 58 17 131 25 189 756-71 1794-894 1741-1741z">
          <text:p/>
        </draw:path>
        <draw:path draw:style-name="gr1" draw:text-style-name="P1" draw:layer="layout" svg:width="0.479cm" svg:height="0.623cm" svg:x="18.041cm" svg:y="3.918cm" svg:viewBox="0 0 480 624" svg:d="M307 624c50-50 108-93 173-119l-471-505c-48 256 101 469 298 624z">
          <text:p/>
        </draw:path>
        <draw:path draw:style-name="gr1" draw:text-style-name="P1" draw:layer="layout" svg:width="0.533cm" svg:height="1.06cm" svg:x="17.687cm" svg:y="4.031cm" svg:viewBox="0 0 534 1061" svg:d="M195 0c-171 309-237 715-169 1061 110 0 222 0 332 0 36-139 96-273 176-394-197-174-348-393-339-667z">
          <text:p/>
        </draw:path>
        <draw:path draw:style-name="gr1" draw:text-style-name="P1" draw:layer="layout" svg:width="0.237cm" svg:height="0.569cm" svg:x="18.186cm" svg:y="3.511cm" svg:viewBox="0 0 238 570" svg:d="M75 570c53-170 115-380 163-531-57-15-104-26-163-39-23 152-50 329-75 491z">
          <text:p/>
        </draw:path>
        <draw:path draw:style-name="gr1" draw:text-style-name="P1" draw:layer="layout" svg:width="0.988cm" svg:height="1.528cm" svg:x="18.071cm" svg:y="5.153cm" svg:viewBox="0 0 989 1529" svg:d="M989 1529c-57-618-416-1237-976-1529 6 85 1 169-13 252 382 312 587 787 579 1277z">
          <text:p/>
        </draw:path>
        <draw:polygon draw:style-name="gr2" draw:text-style-name="P2" draw:layer="layout" svg:width="3.83cm" svg:height="5.276cm" svg:x="21.949cm" svg:y="6.338cm" svg:viewBox="0 0 3831 5277" draw:points="0,0 0,5277 3831,2894">
          <text:p/>
        </draw:polygon>
        <draw:polygon draw:style-name="gr1" draw:text-style-name="P1" draw:layer="layout" svg:width="7.75cm" svg:height="8.17cm" svg:x="21.949cm" svg:y="1.061cm" svg:viewBox="0 0 7751 8171" draw:points="7751,0 0,5278 3830,8171 7751,5873">
          <text:p/>
        </draw:polygon>
        <draw:polygon draw:style-name="gr3" draw:text-style-name="P3" draw:layer="layout" svg:width="3.92cm" svg:height="5.334cm" svg:x="25.779cm" svg:y="6.933cm" svg:viewBox="0 0 3921 5335" draw:points="0,2299 3921,0 3921,5335">
          <text:p/>
        </draw:polygon>
        <draw:path draw:style-name="gr10" draw:text-style-name="P11" draw:layer="layout" svg:width="7.215cm" svg:height="14.092cm" svg:x="4.949cm" svg:y="4.952cm" svg:viewBox="0 0 7216 14093" svg:d="M5100 2097c-150 162-309 280-465 355-117 55-154 29-147-96 6-123 51-152 116-164zM3436 7492c11-270 554-320 584 57 21 271-82 596-121 992-19 190-18 350 190 281 477-161 632-83 319 357l-532 615 53 874c72-204 116-541 167-844 66-224 185-286 441-114 29 19 35 95 69 95s105-80 136-95c518-244 375-313 532-501 281-336 316-584 59-349-183 166-348 343-454 220-134-156-74-340 53-456 292-265 541-433 783-486 274-60 482-35 601 122 110 144-16 368-213 584l-472 517c198-56 396-111 594-167 119-172 224-183 357-167 193 23 332-11 417 38 96 91 162 179 198 273 67 177-52 260-243 296l-1217 259c-8 107 28 155 76 152 107-8 144 51 161 273 6 80-34 355 76 1626 50 578 53 1119 8 1572-97 963-874 514-1392 129-559-416-547-568-304-577 329-12 610 335 1026 312 70-801 39-1487-68-2105-46-259-107-516-160-775-67-217-125-144-243 23-103 147-284 145-471 53-37-46-87-29-129 61l-129 274c185 93 371 184 509 326 237 245 182 547 61 511-218-64-411-183-610-322-161-113-247 17-188 290l182 851c104 346-47 492-364 440-360-59-302-270-525-448-248-198-367-125-372-539-6-515-51-997-121-1307-57-250 24-364 159-387 151-26 287 32 296 212 46 831-157 1312 251 1649 26-396 42-821 19-1264-12-241-45-475-72-742-8-78-53-57-167-38-103 18-208-16-312-60-80 73-166 133-258 182-20 237-64 444-144 608 236 654 294 1428 60 2370-89 362-553 348-583-24-35-432 147-772 82-1283-525 802-1161 1459-1922 1952-44 29-92-8-137-60-60-72-32-160 54-266 348-433 662-870 923-1318 234-401 422-811 596-1219l440-1033c51-118 128-172 244-183 505-49 934-240 1230-646-58-618-102-1202-83-1671zM1727 9032l-96-147c230-415 398-845 581-1328 164-432 550-357 600-57 108 654-445 1147-1085 1532zM4399 6907c-168 154-133 252 62 309 78 22 119 60 167 111 84 92 199 44 283-54 53-61 110-95 161-140 96-83 71-216-115-327-178-107-390-53-558 101zM4867 4369c-303-3-321 164-41 484 209 239 435 469 680 562 141 54 250 61 327 34 199-70 196-367 36-708-61-132-179-207-310-263-217-94-484-115-692-109zM3514 4480l141 919c26 174 36 385-5 648-374-151-717-277-967-295 37-318 125-675 227-1045 208-49 409-126 604-227zM1715 1348l-10-248c1097-363 2197-859 3063-1070 457-112 669 109 843 267 157 144 159 326 30 476l-922 823c499-113 917-151 1200-40 351 138 401 376 129 646-311 305-665 530-992 773-144 107-371 129-684 129-196-1-307 125-347 376-41 253 108 207 327 189 291-24 609 36 922-70 449-151 744-335 1111-248 195 47 362 159 525 278 106 77 141 253 125 519-13 206-112 146-283 66-380-179-855-170-1399-78-271 46-541 56-800 41-64-3-53-2-60 61-107 895-146 2146-220 2742-508-117-1121-399-1739-806-104-68-130-34-184 42-137 191-292 322-466 387-181 67-245-29-159-248 117-297 411-649 377-882l10-268-1121 317c-293 84-320-235-109-366 831-516 1661-863 2469-1150-113-114 41-446 109-754-224 261-446 477-676 655-270 209-404 163-276-139l278-654c-659 253-1216 379-1676 436-274 34-324-247-59-367 873-395 1749-778 2617-1181-536-61-609-302-325-421 285-119 578-188 852-413 179-147 193-370 16-340-346 56-566 417-841 600-133 88-268 124-376 108z">
          <text:p/>
        </draw:path>
        <draw:path draw:style-name="gr1" draw:text-style-name="P1" draw:layer="layout" svg:width="0.538cm" svg:height="0.25cm" svg:x="2.736cm" svg:y="17.816cm" svg:viewBox="0 0 539 251" svg:d="M0 99c141-17 313-43 467-99l72 63c-149 96-366 159-515 188z">
          <text:p/>
        </draw:path>
        <draw:path draw:style-name="gr1" draw:text-style-name="P1" draw:layer="layout" svg:width="0.896cm" svg:height="1.087cm" svg:x="2.801cm" svg:y="17.221cm" svg:viewBox="0 0 897 1088" svg:d="M0 946c378-146 908-462 812-946l81 86c53 481-446 818-832 1002z">
          <text:p/>
        </draw:path>
        <draw:path draw:style-name="gr1" draw:text-style-name="P1" draw:layer="layout" svg:width="1.766cm" svg:height="1.74cm" svg:x="3.591cm" svg:y="18.469cm" svg:viewBox="0 0 1767 1741" svg:d="M412 0c-171 706 756 1424 1355 1552-8 59-16 131-25 189-754-70-1794-894-1740-1741z">
          <text:p/>
        </draw:path>
        <draw:path draw:style-name="gr1" draw:text-style-name="P1" draw:layer="layout" svg:width="0.48cm" svg:height="0.622cm" svg:x="3.101cm" svg:y="17.236cm" svg:viewBox="0 0 481 623" svg:d="M174 623c-51-50-108-93-174-119l472-504c48 255-102 467-298 623z">
          <text:p/>
        </draw:path>
        <draw:path draw:style-name="gr1" draw:text-style-name="P1" draw:layer="layout" svg:width="0.534cm" svg:height="1.059cm" svg:x="3.401cm" svg:y="17.349cm" svg:viewBox="0 0 535 1060" svg:d="M340 0c170 309 237 715 168 1060-110 0-220 0-331 0-36-139-96-273-177-393 198-173 349-393 340-667z">
          <text:p/>
        </draw:path>
        <draw:path draw:style-name="gr1" draw:text-style-name="P1" draw:layer="layout" svg:width="0.237cm" svg:height="0.569cm" svg:x="3.198cm" svg:y="16.828cm" svg:viewBox="0 0 238 570" svg:d="M162 570c-52-170-114-381-162-531 58-14 105-26 162-39 24 153 50 328 76 490z">
          <text:p/>
        </draw:path>
        <draw:path draw:style-name="gr1" draw:text-style-name="P1" draw:layer="layout" svg:width="0.988cm" svg:height="1.528cm" svg:x="2.562cm" svg:y="18.47cm" svg:viewBox="0 0 989 1529" svg:d="M0 1529c58-618 416-1238 976-1529-5 85-1 169 13 252-381 311-586 787-579 1277z">
          <text:p/>
        </draw:path>
        <draw:path draw:style-name="gr1" draw:text-style-name="P1" draw:layer="layout" svg:width="0.538cm" svg:height="0.251cm" svg:x="2.604cm" svg:y="17.98cm" svg:viewBox="0 0 539 252" svg:d="M539 99c-140-17-312-43-467-99l-72 63c150 97 366 159 515 189z">
          <text:p/>
        </draw:path>
        <draw:path draw:style-name="gr1" draw:text-style-name="P1" draw:layer="layout" svg:width="0.897cm" svg:height="1.086cm" svg:x="2.182cm" svg:y="17.386cm" svg:viewBox="0 0 898 1087" svg:d="M898 946c-378-146-909-463-812-946l-82 86c-53 481 447 818 833 1001z">
          <text:p/>
        </draw:path>
        <draw:path draw:style-name="gr1" draw:text-style-name="P1" draw:layer="layout" svg:width="1.766cm" svg:height="1.74cm" svg:x="0.524cm" svg:y="18.633cm" svg:viewBox="0 0 1767 1741" svg:d="M1355 0c171 706-756 1425-1355 1553 8 58 16 130 24 188 756-70 1794-894 1741-1741z">
          <text:p/>
        </draw:path>
        <draw:path draw:style-name="gr1" draw:text-style-name="P1" draw:layer="layout" svg:width="0.479cm" svg:height="0.622cm" svg:x="2.298cm" svg:y="17.4cm" svg:viewBox="0 0 480 623" svg:d="M307 623c51-50 109-92 173-118l-471-505c-48 255 102 469 298 623z">
          <text:p/>
        </draw:path>
        <draw:path draw:style-name="gr1" draw:text-style-name="P1" draw:layer="layout" svg:width="0.533cm" svg:height="1.06cm" svg:x="1.944cm" svg:y="17.513cm" svg:viewBox="0 0 534 1061" svg:d="M194 0c-170 309-236 714-168 1061 110 0 221 0 331 0 36-141 96-275 177-394-198-174-349-394-340-667z">
          <text:p/>
        </draw:path>
        <draw:path draw:style-name="gr1" draw:text-style-name="P1" draw:layer="layout" svg:width="0.236cm" svg:height="0.569cm" svg:x="2.444cm" svg:y="16.993cm" svg:viewBox="0 0 237 570" svg:d="M75 570c53-170 114-382 162-532-57-14-104-25-162-38-23 152-51 327-75 490z">
          <text:p/>
        </draw:path>
        <draw:path draw:style-name="gr1" draw:text-style-name="P1" draw:layer="layout" svg:width="0.988cm" svg:height="1.527cm" svg:x="2.329cm" svg:y="18.635cm" svg:viewBox="0 0 989 1528" svg:d="M989 1528c-58-618-417-1238-976-1528 5 84 0 168-13 251 381 313 586 788 578 1277z">
          <text:p/>
        </draw:path>
        <draw:path draw:style-name="gr11" draw:text-style-name="P12" draw:layer="layout" svg:width="0.225cm" svg:height="0.173cm" svg:x="10.44cm" svg:y="2.287cm" svg:viewBox="0 0 226 174" svg:d="M226 171l-145 3c-24 0-43-8-57-24-16-16-24-36-24-61-1-24 6-45 21-62 15-16 34-25 57-25l145-2 1 52-138 2c-11 0-20 3-27 10-6 6-10 14-9 24 0 11 3 19 10 25 7 7 16 10 27 10l138-3z">
          <text:p/>
        </draw:path>
        <draw:path draw:style-name="gr11" draw:text-style-name="P12" draw:layer="layout" svg:width="0.16cm" svg:height="0.152cm" svg:x="10.452cm" svg:y="2.522cm" svg:viewBox="0 0 161 153" svg:d="M0 23l145-23 4 22-23 4c9 4 16 10 22 17 6 8 10 17 12 27 2 16-1 31-10 44-9 14-22 22-39 24l-90 15-4-24 85-15c13-2 23-7 29-16s9-19 7-29c-2-12-7-21-18-28-9-7-19-10-31-8l-85 14z">
          <text:p/>
        </draw:path>
        <draw:path draw:style-name="gr11" draw:text-style-name="P12" draw:layer="layout" svg:width="0.22cm" svg:height="0.08cm" svg:x="10.493cm" svg:y="2.697cm" svg:viewBox="0 0 221 81" svg:d="M168 12l47-12 6 23-47 13zM0 57l141-37 6 23-141 38z">
          <text:p/>
        </draw:path>
        <draw:path draw:style-name="gr11" draw:text-style-name="P12" draw:layer="layout" svg:width="0.153cm" svg:height="0.156cm" svg:x="10.538cm" svg:y="2.819cm" svg:viewBox="0 0 154 157" svg:d="M128 101c6-13 7-27 1-42-5-15-15-25-28-31-15-6-29-6-43-1-15 6-25 15-31 29-6 15-7 29-1 43 5 14 15 24 28 30 14 6 28 6 43 1 15-6 25-15 31-29zM149 51c8 21 7 41-1 61-9 19-23 33-42 40-21 8-40 7-59-2-20-9-33-23-41-44-8-20-8-41 1-61 9-19 23-32 42-40 20-7 39-7 59 2s33 23 41 44z">
          <text:p/>
        </draw:path>
        <draw:path draw:style-name="gr11" draw:text-style-name="P12" draw:layer="layout" svg:width="0.213cm" svg:height="0.2cm" svg:x="11.277cm" svg:y="3.592cm" svg:viewBox="0 0 214 201" svg:d="M214 23l-68 138c-10 19-24 32-42 37-19 5-38 3-59-7-20-10-33-24-40-42-8-19-7-37 2-56l6-13 48 19-5 11c-4 8-5 15-4 22 2 6 7 12 15 15 7 4 14 4 20 1 6-2 11-8 15-16l65-132z">
          <text:p/>
        </draw:path>
        <draw:path draw:style-name="gr11" draw:text-style-name="P12" draw:layer="layout" svg:width="0.099cm" svg:height="0.216cm" svg:x="11.467cm" svg:y="3.635cm" svg:viewBox="0 0 100 217" svg:d="M60 45l18-45 22 8-16 45zM0 208l51-137 23 8-52 138z">
          <text:p/>
        </draw:path>
        <draw:polygon draw:style-name="gr11" draw:text-style-name="P12" draw:layer="layout" svg:width="0.098cm" svg:height="0.194cm" svg:x="11.582cm" svg:y="3.694cm" svg:viewBox="0 0 99 195" draw:points="55,0 80,0 65,54 99,63 93,85 59,75 24,195 0,188 36,67 2,58 8,38 42,47">
          <text:p/>
        </draw:polygon>
        <draw:path draw:style-name="gr11" draw:text-style-name="P12" draw:layer="layout" svg:width="0.116cm" svg:height="0.152cm" svg:x="11.702cm" svg:y="3.773cm" svg:viewBox="0 0 117 153" svg:d="M116 47l-22-1c0-7-2-12-6-17-5-5-11-8-18-9-8-1-14-1-20 2-5 3-9 7-10 13-1 5 0 10 3 14s8 8 15 12l18 8c13 7 21 14 26 22 5 7 7 16 5 26-2 13-9 23-20 29-12 7-25 9-40 6s-27-9-36-18c-9-10-12-20-11-32l24 1c-1 8 1 14 6 20 5 5 12 9 20 10 9 2 16 1 22-2 6-4 9-9 11-16 1-6 0-10-3-14s-8-8-16-12l-17-9c-12-8-20-15-25-22s-6-15-4-25c2-12 8-21 19-27s23-7 37-5c14 3 25 8 33 17 7 8 11 18 9 29z">
          <text:p/>
        </draw:path>
        <draw:path draw:style-name="gr11" draw:text-style-name="P12" draw:layer="layout" svg:width="0.132cm" svg:height="0.153cm" svg:x="11.879cm" svg:y="3.794cm" svg:viewBox="0 0 133 154" svg:d="M24 88c0 13 3 24 10 32 7 7 15 12 26 12 12 1 22-3 31-10 8-8 13-18 13-30l5-86 24 1-8 147-23-1 2-23c-6 8-13 14-22 18-8 4-18 6-28 5-16-1-29-7-40-18-10-12-15-26-14-43l5-92 24 1z">
          <text:p/>
        </draw:path>
        <draw:path draw:style-name="gr11" draw:text-style-name="P12" draw:layer="layout" svg:width="0.229cm" svg:height="0.228cm" svg:x="12.169cm" svg:y="3.701cm" svg:viewBox="0 0 230 229" svg:d="M152 62c-14-10-30-14-48-11s-33 12-42 26c-10 14-13 30-10 48s12 32 25 42c15 11 31 14 49 11s32-11 42-26c9-14 12-30 9-48s-11-32-25-42zM96 2c33-6 61 0 87 18 25 19 40 44 45 75 6 32-1 60-18 85-18 26-43 41-76 47-32 5-62-1-87-19s-40-43-45-74c-6-31 0-60 18-85 18-27 43-42 76-47z">
          <text:p/>
        </draw:path>
        <draw:path draw:style-name="gr11" draw:text-style-name="P12" draw:layer="layout" svg:width="0.08cm" svg:height="0.163cm" svg:x="12.444cm" svg:y="3.718cm" svg:viewBox="0 0 81 164" svg:d="M44 84l23 72-23 8-44-140 21-7 9 28c2-10 5-19 12-27 7-7 15-13 26-16l6-2 7 21-4 2c-14 4-24 11-31 22-6 10-7 23-2 39z">
          <text:p/>
        </draw:path>
        <draw:path draw:style-name="gr11" draw:text-style-name="P12" draw:layer="layout" svg:width="0.178cm" svg:height="0.232cm" svg:x="12.578cm" svg:y="3.645cm" svg:viewBox="0 0 179 233" svg:d="M54 46c-13 6-21 15-26 27-5 13-4 25 1 38 6 12 15 21 27 25 13 5 26 5 39-1s21-15 26-27c5-13 5-25-1-38-6-12-15-21-28-25-12-5-26-5-38 1zM67 195c7 8 17 14 28 16 10 2 21 1 32-4 13-6 21-15 26-29 4-12 3-25-3-39l-13-29c-2 9-6 18-12 26-7 8-15 14-24 19-18 8-37 9-55 2s-31-19-39-36c-8-18-9-36-2-54 7-17 20-31 38-39 20-9 41-8 60 3l-10-22 21-9 58 130c8 18 9 37 3 55-7 18-20 32-40 41-16 7-31 9-47 6-17-3-30-10-39-23z">
          <text:p/>
        </draw:path>
        <draw:path draw:style-name="gr11" draw:text-style-name="P12" draw:layer="layout" svg:width="0.184cm" svg:height="0.181cm" svg:x="12.769cm" svg:y="3.534cm" svg:viewBox="0 0 185 182" svg:d="M91 49c-15-3-29-1-42 8-13 8-20 19-24 34-3 15 0 29 8 42s20 21 35 24c14 3 28 1 41-7s21-20 24-35c4-14 0-28-8-41s-20-21-34-25zM35 41c10-6 21-10 33-11 11-1 22 0 32 5l-14-23 19-12 80 123-19 12-15-23c-1 11-4 22-9 32-6 10-15 19-25 25-17 12-36 16-57 11-20-6-36-17-47-34-11-18-15-37-11-57 5-21 16-37 33-48z">
          <text:p/>
        </draw:path>
        <draw:path draw:style-name="gr11" draw:text-style-name="P12" draw:layer="layout" svg:width="0.18cm" svg:height="0.183cm" svg:x="13.253cm" svg:y="3.04cm" svg:viewBox="0 0 181 184" svg:d="M64 51c-15 4-26 12-34 25s-10 27-6 41c4 15 12 26 25 35 14 8 27 10 42 7s26-12 34-26c8-13 10-26 6-41-3-15-12-26-25-34s-27-10-42-7zM11 68c6-10 14-18 24-24s20-9 32-10l-23-14 12-20 125 76-12 20-24-15c5 11 7 22 6 33-1 12-4 23-10 34-11 18-27 29-47 34s-39 2-57-9-30-26-35-48c-5-20-2-39 9-57z">
          <text:p/>
        </draw:path>
        <draw:polygon draw:style-name="gr11" draw:text-style-name="P12" draw:layer="layout" svg:width="0.187cm" svg:height="0.114cm" svg:x="13.301cm" svg:y="2.909cm" svg:viewBox="0 0 188 115" draw:points="0,34 4,9 54,32 69,0 89,9 74,41 188,93 178,115 64,63 49,94 30,85 44,54">
          <text:p/>
        </draw:polygon>
        <draw:path draw:style-name="gr11" draw:text-style-name="P12" draw:layer="layout" svg:width="0.217cm" svg:height="0.098cm" svg:x="13.317cm" svg:y="2.812cm" svg:viewBox="0 0 218 99" svg:d="M210 99l-139-51 9-22 138 49zM45 39l-45-17 9-22 44 16z">
          <text:p/>
        </draw:path>
        <draw:path draw:style-name="gr11" draw:text-style-name="P12" draw:layer="layout" svg:width="0.153cm" svg:height="0.157cm" svg:x="13.431cm" svg:y="2.645cm" svg:viewBox="0 0 154 158" svg:d="M49 31c-13 8-21 19-25 34-5 15-2 29 6 42s19 21 34 25 29 2 42-6c12-8 21-19 24-34 4-15 2-29-6-42s-19-21-34-25c-15-3-29-1-41 6zM2 60c6-22 17-38 36-49 18-11 38-14 58-9s36 17 47 35c10 18 13 38 8 60-6 22-17 38-35 49s-38 14-58 9-36-17-48-35c-10-18-13-39-8-60z">
          <text:p/>
        </draw:path>
        <draw:path draw:style-name="gr11" draw:text-style-name="P12" draw:layer="layout" svg:width="0.159cm" svg:height="0.139cm" svg:x="13.464cm" svg:y="2.447cm" svg:viewBox="0 0 160 140" svg:d="M146 140l-146-16 3-22 23 2c-8-6-13-13-17-22s-5-19-4-29c1-16 8-30 21-40 12-10 27-15 44-12l90 9-2 24-86-9c-13-1-23 1-32 9-9 7-14 15-15 26s2 22 9 31 18 15 29 16l86 9z">
          <text:p/>
        </draw:path>
        <draw:path draw:style-name="gr11" draw:text-style-name="P12" draw:layer="layout" svg:width="0.152cm" svg:height="0.107cm" svg:x="13.476cm" svg:y="2.277cm" svg:viewBox="0 0 153 108" svg:d="M37 5l4 22c-8 1-13 4-17 9-3 6-5 12-5 19 0 8 2 14 6 19s8 7 15 7c6 0 10-2 14-6 3-3 6-9 8-17l5-19c4-13 9-22 15-28 7-7 15-11 25-11 14 0 24 5 33 15 8 9 12 22 13 37 0 15-4 28-11 39-8 10-17 16-29 17l-4-24c8-1 14-4 18-10 5-6 7-13 7-22 0-8-3-15-7-21-4-5-10-7-17-7-6 0-11 2-14 6-3 3-6 9-9 18l-5 18c-4 13-9 22-15 28-7 6-15 9-25 10-13 0-22-5-30-14s-12-21-12-35c-1-14 3-26 10-35 6-9 15-14 27-15z">
          <text:p/>
        </draw:path>
        <draw:path draw:style-name="gr11" draw:text-style-name="P12" draw:layer="layout" svg:width="0.307cm" svg:height="0.305cm" svg:x="11.426cm" svg:y="0.841cm" svg:viewBox="0 0 308 306" svg:d="M284 151l-96 33c32 17 79 24 120 21-3 6-6 14-7 20-43 1-94-9-130-30l25 73-19 7-25-75c-16 40-50 80-84 106-5-3-12-8-18-11 32-22 65-58 82-92l-96 33-6-17 115-39-7-21c-7 3-17 6-30 11-3-5-7-10-11-14 9-3 18-5 24-7 13-5 15-5 13-10l-14-41-2 1c-17 35-52 74-84 98-4-4-12-9-17-11 29-20 59-50 78-79l-90 30-5-16 136-46c-24-1-55 0-79 4l7-16c15-2 33-4 50-4 15-10 30-22 41-34l-144 49-5-16 168-56 2-2 18 5c-1 1-2 2-4 3-11 16-29 35-50 51 9 0 17 1 24 2l-3 6 62-21 4-2 14-1c-1 3-14 45-29 71l-19-2c7-12 14-29 21-45l-75 25 14 41c3 10 3 16-10 23l19-5c1 2-1 4-4 6l6 17 115-39z">
          <text:p/>
        </draw:path>
        <draw:path draw:style-name="gr11" draw:text-style-name="P12" draw:layer="layout" svg:width="0.276cm" svg:height="0.276cm" svg:x="11.731cm" svg:y="0.785cm" svg:viewBox="0 0 277 277" svg:d="M275 80l2 18-27 3 14 130c3 22-6 25-50 29-1-5-5-13-8-18 10-1 18-1 24-2 15-2 16-2 15-7l-15-130-35 4-2-18zM262 0l1 18-70 7-2-17zM193 206c-4-24-15-60-25-87 10-3 12-4 14-4 11 27 22 62 26 86zM162 1c12 11 24 26 30 37l-13 9c-6-11-19-26-30-38zM118 126c-1 2-2 3-5 4 0 38-2 80-11 105-4-2-10-5-14-7 8-23 10-65 8-104zM193 75l-46 5 20 181-19 2-19-181-45 5-2-18 45-5-7-62 24-1c0 2-1 4-5 5l6 56 46-5zM45 148c-7 13-14 25-22 37-2-4-8-13-12-16 18-25 37-64 48-101l23 6c-1 2-3 3-7 3-4 13-9 27-15 40l6 2c-1 2-2 3-6 4l17 152-18 2zM70 12c-1 2-4 3-6 3-11 21-33 50-51 70-3-4-9-9-13-13 18-18 37-45 47-66z">
          <text:p/>
        </draw:path>
        <draw:path draw:style-name="gr11" draw:text-style-name="P12" draw:layer="layout" svg:width="0.285cm" svg:height="0.28cm" svg:x="12.041cm" svg:y="0.777cm" svg:viewBox="0 0 286 281" svg:d="M245 96l-49-5-3 24 50 6zM238 160l3-25-50-5-2 25zM129 84l-2 24 47 5 3-24zM122 148l48 5 3-25-48-5zM161 241l3-33-85-10 2-17 85 9 2-22-65-7 10-94 65 7 3-22-81-9 2-16 81 9 3-29 24 4c-1 2-2 3-6 4l-3 23 85 9-2 16-84-9-3 22 69 7-10 94-69-7-2 22 89 10-2 17-89-9-4 33zM48 0c17 15 35 38 43 53l-17 10c-7-15-25-38-42-54zM75 112l-10 96c19 37 61 41 115 47 32 4 69 7 92 8-3 4-7 13-8 18-20-1-52-4-81-7-63-7-103-11-128-50-14 12-30 23-43 31 0 3 0 4-2 5l-10-22c14-8 31-19 46-30l9-79-40-5 2-18z">
          <text:p/>
        </draw:path>
        <draw:path draw:style-name="gr11" draw:text-style-name="P12" draw:layer="layout" svg:width="0.315cm" svg:height="0.314cm" svg:x="12.329cm" svg:y="0.831cm" svg:viewBox="0 0 316 315" svg:d="M293 78l-66-22-9 26 66 22zM213 97c-2 7-5 16-10 25l67 23 9-26zM226 226l-39-13-18 54 39 14zM265 160l-70-24c-11 17-27 32-51 39-1-4-5-13-8-17 37-11 51-40 60-65l19-58 101 34-41 122c-6 20-16 19-55 6 1-6 0-14-1-19 6 2 12 4 17 6 18 6 19 6 21 1zM170 208l-39-13-19 53 40 14zM160 38l-53-17-10 31 53 18zM81 99l53 18 11-32-53-18zM75 176l-18 54 38 13 18-54zM76 115l-5 15-17-6 42-124 87 29-37 109zM226 287l34 12-6 16-254-86 5-16 34 11 24-69 186 62z">
          <text:p/>
        </draw:path>
        <draw:path draw:style-name="gr1" draw:text-style-name="P1" draw:layer="layout" svg:width="11.167cm" svg:height="3.366cm" svg:x="3.124cm" svg:y="7.795cm" svg:viewBox="0 0 11168 3367" svg:d="M965 2052h175c233 0 377 126 377 337 0 224-126 372-395 372-278 0-426-125-426-363v-108h-696v180c0 534 395 897 1122 897 718 0 1113-363 1113-888 0-359-170-602-480-727 310-126 480-368 480-728 0-526-395-889-1113-889-727 0-1122 363-1122 898v180h696v-108c0-238 148-363 426-363 269 0 395 148 395 372 0 189-130 332-377 332h-175zM2775 3323h740v-741h-740zM5378 0v1146c-144-135-337-202-570-202-498 0-821 314-821 929v565c0 615 404 929 1023 929 615 0 1019-314 1019-929v-2438zM5010 2806c-224 0-373-103-373-323v-655c0-220 144-323 368-323 225 0 373 103 373 323v655c0 220-144 323-368 323zM7196 1729c0-175 81-251 314-251 193 0 314 112 314 300v324c-139-130-345-198-592-198-485 0-799 247-799 732s314 731 794 731c319 0 566-103 696-318 126 260 386 372 866 274v-535c-206 23-314 14-314-282v-687c0-579-381-875-965-875-628 0-965 278-965 785zM7084 2613c0-134 143-193 368-193 224 0 372 59 372 193 0 135-148 193-372 193-225 0-368-58-368-193zM9126 3323h651v-1495c0-220 148-323 372-323 225 0 368 103 368 323v1495h651v-1450c0-615-404-929-1019-929-619 0-1023 314-1023 929z">
          <text:p/>
        </draw:path>
        <draw:frame draw:style-name="gr9" draw:text-style-name="P10" draw:layer="layout" svg:width="2.534cm" svg:height="0.441cm" svg:x="13.449cm" svg:y="15.192cm">
          <draw:text-box>
            <text:p text:style-name="P5"><text:span text:style-name="T4">Team (club)</text:span></text:p>
          </draw:text-box>
        </draw:frame>
        <draw:frame draw:style-name="gr12" draw:text-style-name="P13" draw:layer="layout" svg:width="4.5cm" svg:height="4.591cm" svg:x="9.75cm" svg:y="-0.091cm">
          <draw:image xlink:href="Pictures/10000001000002AC000002BA00F55CEDD6E24B4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ArialNarrow" svg:font-family="ArialNarrow"/>
    <style:font-face style:name="ArialNarrow1" svg:font-family="ArialNarrow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Idealista" svg:font-family="Idealista"/>
    <style:font-face style:name="Idealista1" svg:font-family="Idealist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cs" fo:country="CZ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.5cm" fo:margin-right="0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9T13:21:22.696992592</dc:date>
    <meta:editing-duration>PT4M17S</meta:editing-duration>
    <meta:editing-cycles>1</meta:editing-cycles>
    <meta:generator>LibreOffice/7.4.5.1$Linux_X86_64 LibreOffice_project/40$Build-1</meta:generator>
    <meta:document-statistic meta:object-count="226"/>
  </office:meta>
</office:document-meta>
</file>